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34pt"/>
    </style:style>
    <style:style style:name="co3" style:family="table-column">
      <style:table-column-properties fo:break-before="auto" style:column-width="106.3pt"/>
    </style:style>
    <style:style style:name="co4" style:family="table-column">
      <style:table-column-properties fo:break-before="auto" style:column-width="123.36pt"/>
    </style:style>
    <style:style style:name="co5" style:family="table-column">
      <style:table-column-properties fo:break-before="auto" style:column-width="111.4pt"/>
    </style:style>
    <style:style style:name="co6" style:family="table-column">
      <style:table-column-properties fo:break-before="auto" style:column-width="156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fghanistan</text:p>
          </table:table-cell>
          <table:table-cell office:value-type="float" office:value="12561" calcext:value-type="float">
            <text:p>12561</text:p>
          </table:table-cell>
          <table:table-cell office:value-type="string" calcext:value-type="string">
            <text:p>Afghanistan</text:p>
          </table:table-cell>
          <table:table-cell office:value-type="float" office:value="20309671014.6236" calcext:value-type="float">
            <text:p>20309671014.6236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11084" calcext:value-type="float">
            <text:p>11084</text:p>
          </table:table-cell>
          <table:table-cell office:value-type="string" calcext:value-type="string">
            <text:p>Albania</text:p>
          </table:table-cell>
          <table:table-cell office:value-type="float" office:value="12923240278.3416" calcext:value-type="float">
            <text:p>12923240278.3416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10849" calcext:value-type="float">
            <text:p>10849</text:p>
          </table:table-cell>
          <table:table-cell office:value-type="string" calcext:value-type="string">
            <text:p>Algeria</text:p>
          </table:table-cell>
          <table:table-cell office:value-type="float" office:value="210183410526.104" calcext:value-type="float">
            <text:p>210183410526.104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ndorra</text:p>
          </table:table-cell>
          <table:table-cell office:value-type="float" office:value="3176" calcext:value-type="float">
            <text:p>3176</text:p>
          </table:table-cell>
          <table:table-cell office:value-type="string" calcext:value-type="string">
            <text:p>Andorra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7222" calcext:value-type="float">
            <text:p>7222</text:p>
          </table:table-cell>
          <table:table-cell office:value-type="string" calcext:value-type="string">
            <text:p>Angola</text:p>
          </table:table-cell>
          <table:table-cell office:value-type="float" office:value="124178241815.737" calcext:value-type="float">
            <text:p>124178241815.737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2938" calcext:value-type="float">
            <text:p>2938</text:p>
          </table:table-cell>
          <table:table-cell office:value-type="string" calcext:value-type="string">
            <text:p>Antigua and Barbuda</text:p>
          </table:table-cell>
          <table:table-cell office:value-type="float" office:value="1200587518.51852" calcext:value-type="float">
            <text:p>1200587518.51852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7668" calcext:value-type="float">
            <text:p>7668</text:p>
          </table:table-cell>
          <table:table-cell office:value-type="string" calcext:value-type="string">
            <text:p>Argentina</text:p>
          </table:table-cell>
          <table:table-cell office:value-type="float" office:value="609888971036.196" calcext:value-type="float">
            <text:p>609888971036.196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14201" calcext:value-type="float">
            <text:p>14201</text:p>
          </table:table-cell>
          <table:table-cell office:value-type="string" calcext:value-type="string">
            <text:p>Armenia</text:p>
          </table:table-cell>
          <table:table-cell office:value-type="float" office:value="10432169571.25" calcext:value-type="float">
            <text:p>10432169571.25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3282" calcext:value-type="float">
            <text:p>13282</text:p>
          </table:table-cell>
          <table:table-cell office:value-type="string" calcext:value-type="string">
            <text:p>Australia</text:p>
          </table:table-cell>
          <table:table-cell office:value-type="float" office:value="1560372473125.21" calcext:value-type="float">
            <text:p>1560372473125.21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Austria</text:p>
          </table:table-cell>
          <table:table-cell office:value-type="float" office:value="428321897648.215" calcext:value-type="float">
            <text:p>428321897648.215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11571" calcext:value-type="float">
            <text:p>11571</text:p>
          </table:table-cell>
          <table:table-cell office:value-type="string" calcext:value-type="string">
            <text:p>Azerbaijan</text:p>
          </table:table-cell>
          <table:table-cell office:value-type="float" office:value="73560484384.9586" calcext:value-type="float">
            <text:p>73560484384.9586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Bahrain</text:p>
          </table:table-cell>
          <table:table-cell office:value-type="float" office:value="32890110533.0908" calcext:value-type="float">
            <text:p>32890110533.0908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090" calcext:value-type="float">
            <text:p>20090</text:p>
          </table:table-cell>
          <table:table-cell office:value-type="string" calcext:value-type="string">
            <text:p>Bangladesh</text:p>
          </table:table-cell>
          <table:table-cell office:value-type="float" office:value="149990454541.474" calcext:value-type="float">
            <text:p>149990454541.474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4764" calcext:value-type="float">
            <text:p>4764</text:p>
          </table:table-cell>
          <table:table-cell office:value-type="string" calcext:value-type="string">
            <text:p>Barbados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7538" calcext:value-type="float">
            <text:p>7538</text:p>
          </table:table-cell>
          <table:table-cell office:value-type="string" calcext:value-type="string">
            <text:p>Belarus</text:p>
          </table:table-cell>
          <table:table-cell office:value-type="float" office:value="71709513654.3393" calcext:value-type="float">
            <text:p>71709513654.3393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3198" calcext:value-type="float">
            <text:p>13198</text:p>
          </table:table-cell>
          <table:table-cell office:value-type="string" calcext:value-type="string">
            <text:p>Belgium</text:p>
          </table:table-cell>
          <table:table-cell office:value-type="float" office:value="524805525215.191" calcext:value-type="float">
            <text:p>524805525215.191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4068" calcext:value-type="float">
            <text:p>4068</text:p>
          </table:table-cell>
          <table:table-cell office:value-type="string" calcext:value-type="string">
            <text:p>Belize</text:p>
          </table:table-cell>
          <table:table-cell office:value-type="float" office:value="1624294250" calcext:value-type="float">
            <text:p>1624294250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4361" calcext:value-type="float">
            <text:p>4361</text:p>
          </table:table-cell>
          <table:table-cell office:value-type="string" calcext:value-type="string">
            <text:p>Benin</text:p>
          </table:table-cell>
          <table:table-cell office:value-type="float" office:value="8307222087.28038" calcext:value-type="float">
            <text:p>8307222087.28038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4202" calcext:value-type="float">
            <text:p>4202</text:p>
          </table:table-cell>
          <table:table-cell office:value-type="string" calcext:value-type="string">
            <text:p>Bhutan</text:p>
          </table:table-cell>
          <table:table-cell office:value-type="float" office:value="1781261412.5445" calcext:value-type="float">
            <text:p>1781261412.5445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6750" calcext:value-type="float">
            <text:p>6750</text:p>
          </table:table-cell>
          <table:table-cell office:value-type="string" calcext:value-type="string">
            <text:p>Bolivia</text:p>
          </table:table-cell>
          <table:table-cell office:value-type="float" office:value="30601157742.4023" calcext:value-type="float">
            <text:p>30601157742.4023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13542" calcext:value-type="float">
            <text:p>13542</text:p>
          </table:table-cell>
          <table:table-cell office:value-type="string" calcext:value-type="string">
            <text:p>Bosnia and Herzegovina</text:p>
          </table:table-cell>
          <table:table-cell office:value-type="float" office:value="17851326454.4159" calcext:value-type="float">
            <text:p>17851326454.4159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3346" calcext:value-type="float">
            <text:p>3346</text:p>
          </table:table-cell>
          <table:table-cell office:value-type="string" calcext:value-type="string">
            <text:p>Botswana</text:p>
          </table:table-cell>
          <table:table-cell office:value-type="float" office:value="14784707345.2381" calcext:value-type="float">
            <text:p>14784707345.2381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5310" calcext:value-type="float">
            <text:p>15310</text:p>
          </table:table-cell>
          <table:table-cell office:value-type="string" calcext:value-type="string">
            <text:p>Brazil</text:p>
          </table:table-cell>
          <table:table-cell office:value-type="float" office:value="2245673032353.76" calcext:value-type="float">
            <text:p>2245673032353.76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runei</text:p>
          </table:table-cell>
          <table:table-cell office:value-type="float" office:value="3791" calcext:value-type="float">
            <text:p>3791</text:p>
          </table:table-cell>
          <table:table-cell office:value-type="string" calcext:value-type="string">
            <text:p>Brunei</text:p>
          </table:table-cell>
          <table:table-cell office:value-type="float" office:value="16111135788.9616" calcext:value-type="float">
            <text:p>16111135788.9616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12208" calcext:value-type="float">
            <text:p>12208</text:p>
          </table:table-cell>
          <table:table-cell office:value-type="string" calcext:value-type="string">
            <text:p>Bulgaria</text:p>
          </table:table-cell>
          <table:table-cell office:value-type="float" office:value="54479873099.8914" calcext:value-type="float">
            <text:p>54479873099.8914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4134" calcext:value-type="float">
            <text:p>4134</text:p>
          </table:table-cell>
          <table:table-cell office:value-type="string" calcext:value-type="string">
            <text:p>Burkina Faso</text:p>
          </table:table-cell>
          <table:table-cell office:value-type="float" office:value="12884922231.0557" calcext:value-type="float">
            <text:p>12884922231.0557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rma</text:p>
          </table:table-cell>
          <table:table-cell office:value-type="float" office:value="10410" calcext:value-type="float">
            <text:p>10410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3342" calcext:value-type="float">
            <text:p>3342</text:p>
          </table:table-cell>
          <table:table-cell office:value-type="string" calcext:value-type="string">
            <text:p>Burundi</text:p>
          </table:table-cell>
          <table:table-cell office:value-type="float" office:value="2714507030.9757" calcext:value-type="float">
            <text:p>2714507030.9757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8003" calcext:value-type="float">
            <text:p>8003</text:p>
          </table:table-cell>
          <table:table-cell office:value-type="string" calcext:value-type="string">
            <text:p>Cambodia</text:p>
          </table:table-cell>
          <table:table-cell office:value-type="float" office:value="15238689686.4362" calcext:value-type="float">
            <text:p>15238689686.4362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8190" calcext:value-type="float">
            <text:p>8190</text:p>
          </table:table-cell>
          <table:table-cell office:value-type="string" calcext:value-type="string">
            <text:p>Cameroon</text:p>
          </table:table-cell>
          <table:table-cell office:value-type="float" office:value="29567504655.4935" calcext:value-type="float">
            <text:p>29567504655.4935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3989" calcext:value-type="float">
            <text:p>13989</text:p>
          </table:table-cell>
          <table:table-cell office:value-type="string" calcext:value-type="string">
            <text:p>Canada</text:p>
          </table:table-cell>
          <table:table-cell office:value-type="float" office:value="1826768562832.01" calcext:value-type="float">
            <text:p>1826768562832.01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float" office:value="3397" calcext:value-type="float">
            <text:p>3397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3434" calcext:value-type="float">
            <text:p>3434</text:p>
          </table:table-cell>
          <table:table-cell office:value-type="string" calcext:value-type="string">
            <text:p>Central African Republic</text:p>
          </table:table-cell>
          <table:table-cell office:value-type="float" office:value="1538175744.07775" calcext:value-type="float">
            <text:p>1538175744.07775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6569" calcext:value-type="float">
            <text:p>6569</text:p>
          </table:table-cell>
          <table:table-cell office:value-type="string" calcext:value-type="string">
            <text:p>Chad</text:p>
          </table:table-cell>
          <table:table-cell office:value-type="float" office:value="13513552424.9049" calcext:value-type="float">
            <text:p>13513552424.9049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2066" calcext:value-type="float">
            <text:p>12066</text:p>
          </table:table-cell>
          <table:table-cell office:value-type="string" calcext:value-type="string">
            <text:p>Chile</text:p>
          </table:table-cell>
          <table:table-cell office:value-type="float" office:value="277198774856.807" calcext:value-type="float">
            <text:p>277198774856.807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8111" calcext:value-type="float">
            <text:p>18111</text:p>
          </table:table-cell>
          <table:table-cell office:value-type="string" calcext:value-type="string">
            <text:p>China</text:p>
          </table:table-cell>
          <table:table-cell office:value-type="float" office:value="9240270452046.99" calcext:value-type="float">
            <text:p>9240270452046.99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9488" calcext:value-type="float">
            <text:p>9488</text:p>
          </table:table-cell>
          <table:table-cell office:value-type="string" calcext:value-type="string">
            <text:p>Colombia</text:p>
          </table:table-cell>
          <table:table-cell office:value-type="float" office:value="378415326790.081" calcext:value-type="float">
            <text:p>378415326790.081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415" calcext:value-type="float">
            <text:p>2415</text:p>
          </table:table-cell>
          <table:table-cell office:value-type="string" calcext:value-type="string">
            <text:p>Comoros</text:p>
          </table:table-cell>
          <table:table-cell office:value-type="float" office:value="598925862.953067" calcext:value-type="float">
            <text:p>598925862.953067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go, Rep.</text:p>
          </table:table-cell>
          <table:table-cell office:value-type="float" office:value="14085852120.4761" calcext:value-type="float">
            <text:p>14085852120.4761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4170" calcext:value-type="float">
            <text:p>4170</text:p>
          </table:table-cell>
          <table:table-cell office:value-type="string" calcext:value-type="string">
            <text:p>Costa Rica</text:p>
          </table:table-cell>
          <table:table-cell office:value-type="float" office:value="49621089476.1317" calcext:value-type="float">
            <text:p>49621089476.1317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10591" calcext:value-type="float">
            <text:p>10591</text:p>
          </table:table-cell>
          <table:table-cell office:value-type="string" calcext:value-type="string">
            <text:p>Croatia</text:p>
          </table:table-cell>
          <table:table-cell office:value-type="float" office:value="57868674297.5337" calcext:value-type="float">
            <text:p>57868674297.5337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9070" calcext:value-type="float">
            <text:p>9070</text:p>
          </table:table-cell>
          <table:table-cell table:number-columns-repeated="2"/>
          <table:table-cell table:style-name="ce1"/>
          <table:table-cell office:value-type="string" calcext:value-type="string">
            <text:p>Euro area</text:p>
          </table:table-cell>
          <table:table-cell office:value-type="float" office:value="13193988283207.5" calcext:value-type="float">
            <text:p>13193988283207.5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7487" calcext:value-type="float">
            <text:p>7487</text:p>
          </table:table-cell>
          <table:table-cell office:value-type="string" calcext:value-type="string">
            <text:p>Cyprus</text:p>
          </table:table-cell>
          <table:table-cell office:value-type="float" office:value="21911444503.4519" calcext:value-type="float">
            <text:p>21911444503.4519</text:p>
          </table:table-cell>
          <table:table-cell table:style-name="ce1"/>
          <table:table-cell office:value-type="string" calcext:value-type="string">
            <text:p>Europe &amp; Central Asia (all income levels)</text:p>
          </table:table-cell>
          <table:table-cell office:value-type="float" office:value="22920192854590.2" calcext:value-type="float">
            <text:p>22920192854590.2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6249" calcext:value-type="float">
            <text:p>6249</text:p>
          </table:table-cell>
          <table:table-cell office:value-type="string" calcext:value-type="string">
            <text:p>Czech Republic</text:p>
          </table:table-cell>
          <table:table-cell office:value-type="float" office:value="208796024645.834" calcext:value-type="float">
            <text:p>208796024645.834</text:p>
          </table:table-cell>
          <table:table-cell table:style-name="ce1"/>
          <table:table-cell office:value-type="string" calcext:value-type="string">
            <text:p>Europe &amp; Central Asia (developing only)</text:p>
          </table:table-cell>
          <table:table-cell office:value-type="float" office:value="2001154446704.21" calcext:value-type="float">
            <text:p>2001154446704.21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7458" calcext:value-type="float">
            <text:p>7458</text:p>
          </table:table-cell>
          <table:table-cell office:value-type="string" calcext:value-type="string">
            <text:p>Congo, Dem. Rep.</text:p>
          </table:table-cell>
          <table:table-cell office:value-type="float" office:value="32690896872.7644" calcext:value-type="float">
            <text:p>32690896872.7644</text:p>
          </table:table-cell>
          <table:table-cell table:style-name="ce1"/>
          <table:table-cell office:value-type="string" calcext:value-type="string">
            <text:p>European Union</text:p>
          </table:table-cell>
          <table:table-cell office:value-type="float" office:value="17958073311154.8" calcext:value-type="float">
            <text:p>17958073311154.8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4604" calcext:value-type="float">
            <text:p>14604</text:p>
          </table:table-cell>
          <table:table-cell office:value-type="string" calcext:value-type="string">
            <text:p>Denmark</text:p>
          </table:table-cell>
          <table:table-cell office:value-type="float" office:value="335877548363.831" calcext:value-type="float">
            <text:p>335877548363.831</text:p>
          </table:table-cell>
          <table:table-cell table:style-name="ce1"/>
          <table:table-cell office:value-type="string" calcext:value-type="string">
            <text:p>Faeroe Islands</text:p>
          </table:table-cell>
          <table:table-cell/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856" calcext:value-type="float">
            <text:p>2856</text:p>
          </table:table-cell>
          <table:table-cell office:value-type="string" calcext:value-type="string">
            <text:p>Djibouti</text:p>
          </table:table-cell>
          <table:table-cell office:value-type="float" office:value="1456344495.0231" calcext:value-type="float">
            <text:p>1456344495.0231</text:p>
          </table:table-cell>
          <table:table-cell table:style-name="ce1"/>
          <table:table-cell office:value-type="string" calcext:value-type="string">
            <text:p>French Polynesia</text:p>
          </table:table-cell>
          <table:table-cell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2608" calcext:value-type="float">
            <text:p>2608</text:p>
          </table:table-cell>
          <table:table-cell office:value-type="string" calcext:value-type="string">
            <text:p>Dominica</text:p>
          </table:table-cell>
          <table:table-cell office:value-type="float" office:value="516666666.666667" calcext:value-type="float">
            <text:p>516666666.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5345" calcext:value-type="float">
            <text:p>5345</text:p>
          </table:table-cell>
          <table:table-cell office:value-type="string" calcext:value-type="string">
            <text:p>Dominican Republic</text:p>
          </table:table-cell>
          <table:table-cell office:value-type="float" office:value="61163676804.5466" calcext:value-type="float">
            <text:p>61163676804.54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Timor</text:p>
          </table:table-cell>
          <table:table-cell office:value-type="float" office:value="3788" calcext:value-type="float">
            <text:p>37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6189" calcext:value-type="float">
            <text:p>6189</text:p>
          </table:table-cell>
          <table:table-cell office:value-type="string" calcext:value-type="string">
            <text:p>Ecuador</text:p>
          </table:table-cell>
          <table:table-cell office:value-type="float" office:value="94472679000" calcext:value-type="float">
            <text:p>94472679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9275" calcext:value-type="float">
            <text:p>9275</text:p>
          </table:table-cell>
          <table:table-cell office:value-type="string" calcext:value-type="string">
            <text:p>Egypt, Arab Rep.</text:p>
          </table:table-cell>
          <table:table-cell office:value-type="float" office:value="271972822883.38" calcext:value-type="float">
            <text:p>271972822883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4535" calcext:value-type="float">
            <text:p>4535</text:p>
          </table:table-cell>
          <table:table-cell office:value-type="string" calcext:value-type="string">
            <text:p>El Salvador</text:p>
          </table:table-cell>
          <table:table-cell office:value-type="float" office:value="24259100000" calcext:value-type="float">
            <text:p>242591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759" calcext:value-type="float">
            <text:p>2759</text:p>
          </table:table-cell>
          <table:table-cell office:value-type="string" calcext:value-type="string">
            <text:p>Equatorial Guinea</text:p>
          </table:table-cell>
          <table:table-cell office:value-type="float" office:value="15580563835.9242" calcext:value-type="float">
            <text:p>15580563835.9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4307" calcext:value-type="float">
            <text:p>4307</text:p>
          </table:table-cell>
          <table:table-cell office:value-type="string" calcext:value-type="string">
            <text:p>Eritrea</text:p>
          </table:table-cell>
          <table:table-cell office:value-type="float" office:value="3444097560.97561" calcext:value-type="float">
            <text:p>3444097560.975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0638" calcext:value-type="float">
            <text:p>10638</text:p>
          </table:table-cell>
          <table:table-cell office:value-type="string" calcext:value-type="string">
            <text:p>Estonia</text:p>
          </table:table-cell>
          <table:table-cell office:value-type="float" office:value="24880264958.1187" calcext:value-type="float">
            <text:p>24880264958.1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9852" calcext:value-type="float">
            <text:p>9852</text:p>
          </table:table-cell>
          <table:table-cell office:value-type="string" calcext:value-type="string">
            <text:p>Ethiopia</text:p>
          </table:table-cell>
          <table:table-cell office:value-type="float" office:value="47525186490.0517" calcext:value-type="float">
            <text:p>47525186490.0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erated States of Micronesia</text:p>
          </table:table-cell>
          <table:table-cell office:value-type="float" office:value="2459" calcext:value-type="float">
            <text:p>24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5212" calcext:value-type="float">
            <text:p>5212</text:p>
          </table:table-cell>
          <table:table-cell office:value-type="string" calcext:value-type="string">
            <text:p>Fiji</text:p>
          </table:table-cell>
          <table:table-cell office:value-type="float" office:value="3855017106.54936" calcext:value-type="float">
            <text:p>3855017106.54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3466" calcext:value-type="float">
            <text:p>13466</text:p>
          </table:table-cell>
          <table:table-cell office:value-type="string" calcext:value-type="string">
            <text:p>Finland</text:p>
          </table:table-cell>
          <table:table-cell office:value-type="float" office:value="267328613728.338" calcext:value-type="float">
            <text:p>267328613728.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3555" calcext:value-type="float">
            <text:p>13555</text:p>
          </table:table-cell>
          <table:table-cell office:value-type="string" calcext:value-type="string">
            <text:p>France</text:p>
          </table:table-cell>
          <table:table-cell office:value-type="float" office:value="2806427978233.99" calcext:value-type="float">
            <text:p>2806427978233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3543" calcext:value-type="float">
            <text:p>3543</text:p>
          </table:table-cell>
          <table:table-cell office:value-type="string" calcext:value-type="string">
            <text:p>Gabon</text:p>
          </table:table-cell>
          <table:table-cell office:value-type="float" office:value="19343506598.656" calcext:value-type="float">
            <text:p>19343506598.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ia (country)</text:p>
          </table:table-cell>
          <table:table-cell office:value-type="float" office:value="11737" calcext:value-type="float">
            <text:p>11737</text:p>
          </table:table-cell>
          <table:table-cell office:value-type="string" calcext:value-type="string">
            <text:p>Georgia</text:p>
          </table:table-cell>
          <table:table-cell office:value-type="float" office:value="16140047012.1438" calcext:value-type="float">
            <text:p>16140047012.1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5551" calcext:value-type="float">
            <text:p>5551</text:p>
          </table:table-cell>
          <table:table-cell office:value-type="string" calcext:value-type="string">
            <text:p>Germany</text:p>
          </table:table-cell>
          <table:table-cell office:value-type="float" office:value="3730260571356.51" calcext:value-type="float">
            <text:p>3730260571356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13864" calcext:value-type="float">
            <text:p>13864</text:p>
          </table:table-cell>
          <table:table-cell office:value-type="string" calcext:value-type="string">
            <text:p>Ghana</text:p>
          </table:table-cell>
          <table:table-cell office:value-type="float" office:value="48137027487.1795" calcext:value-type="float">
            <text:p>48137027487.1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2812" calcext:value-type="float">
            <text:p>12812</text:p>
          </table:table-cell>
          <table:table-cell office:value-type="string" calcext:value-type="string">
            <text:p>Greece</text:p>
          </table:table-cell>
          <table:table-cell office:value-type="float" office:value="242230333768.932" calcext:value-type="float">
            <text:p>242230333768.9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Grenada</text:p>
          </table:table-cell>
          <table:table-cell office:value-type="float" office:value="835581688.946799" calcext:value-type="float">
            <text:p>835581688.9467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5353" calcext:value-type="float">
            <text:p>5353</text:p>
          </table:table-cell>
          <table:table-cell office:value-type="string" calcext:value-type="string">
            <text:p>Guatemala</text:p>
          </table:table-cell>
          <table:table-cell office:value-type="float" office:value="53796709474.5953" calcext:value-type="float">
            <text:p>53796709474.5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2732" calcext:value-type="float">
            <text:p>2732</text:p>
          </table:table-cell>
          <table:table-cell office:value-type="string" calcext:value-type="string">
            <text:p>Guinea-Bissau</text:p>
          </table:table-cell>
          <table:table-cell office:value-type="float" office:value="960778479.475346" calcext:value-type="float">
            <text:p>960778479.4753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3373" calcext:value-type="float">
            <text:p>3373</text:p>
          </table:table-cell>
          <table:table-cell office:value-type="string" calcext:value-type="string">
            <text:p>Guinea</text:p>
          </table:table-cell>
          <table:table-cell office:value-type="float" office:value="6144131903.01383" calcext:value-type="float">
            <text:p>6144131903.01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5332" calcext:value-type="float">
            <text:p>5332</text:p>
          </table:table-cell>
          <table:table-cell office:value-type="string" calcext:value-type="string">
            <text:p>Guyana</text:p>
          </table:table-cell>
          <table:table-cell office:value-type="float" office:value="2990128820.97983" calcext:value-type="float">
            <text:p>2990128820.97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0053" calcext:value-type="float">
            <text:p>10053</text:p>
          </table:table-cell>
          <table:table-cell office:value-type="string" calcext:value-type="string">
            <text:p>Haiti</text:p>
          </table:table-cell>
          <table:table-cell office:value-type="float" office:value="8459326659.75657" calcext:value-type="float">
            <text:p>8459326659.75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4173" calcext:value-type="float">
            <text:p>4173</text:p>
          </table:table-cell>
          <table:table-cell office:value-type="string" calcext:value-type="string">
            <text:p>Honduras</text:p>
          </table:table-cell>
          <table:table-cell office:value-type="float" office:value="18550026034.7589" calcext:value-type="float">
            <text:p>18550026034.75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8833" calcext:value-type="float">
            <text:p>8833</text:p>
          </table:table-cell>
          <table:table-cell office:value-type="string" calcext:value-type="string">
            <text:p>Hungary</text:p>
          </table:table-cell>
          <table:table-cell office:value-type="float" office:value="133423898611.949" calcext:value-type="float">
            <text:p>133423898611.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9839" calcext:value-type="float">
            <text:p>9839</text:p>
          </table:table-cell>
          <table:table-cell office:value-type="string" calcext:value-type="string">
            <text:p>Iceland</text:p>
          </table:table-cell>
          <table:table-cell office:value-type="float" office:value="15330057867.1487" calcext:value-type="float">
            <text:p>15330057867.14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3635" calcext:value-type="float">
            <text:p>23635</text:p>
          </table:table-cell>
          <table:table-cell office:value-type="string" calcext:value-type="string">
            <text:p>India</text:p>
          </table:table-cell>
          <table:table-cell office:value-type="float" office:value="1875141481990.8" calcext:value-type="float">
            <text:p>187514148199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8541" calcext:value-type="float">
            <text:p>8541</text:p>
          </table:table-cell>
          <table:table-cell office:value-type="string" calcext:value-type="string">
            <text:p>Indonesia</text:p>
          </table:table-cell>
          <table:table-cell office:value-type="float" office:value="868345652474.898" calcext:value-type="float">
            <text:p>868345652474.8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18536" calcext:value-type="float">
            <text:p>18536</text:p>
          </table:table-cell>
          <table:table-cell office:value-type="string" calcext:value-type="string">
            <text:p>Iran, Islamic Rep.</text:p>
          </table:table-cell>
          <table:table-cell office:value-type="float" office:value="368904351626.505" calcext:value-type="float">
            <text:p>368904351626.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14349" calcext:value-type="float">
            <text:p>14349</text:p>
          </table:table-cell>
          <table:table-cell office:value-type="string" calcext:value-type="string">
            <text:p>Iraq</text:p>
          </table:table-cell>
          <table:table-cell office:value-type="float" office:value="229327284734.134" calcext:value-type="float">
            <text:p>229327284734.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23414" calcext:value-type="float">
            <text:p>23414</text:p>
          </table:table-cell>
          <table:table-cell office:value-type="string" calcext:value-type="string">
            <text:p>Israel</text:p>
          </table:table-cell>
          <table:table-cell office:value-type="float" office:value="290550599943.225" calcext:value-type="float">
            <text:p>290550599943.225</text:p>
          </table:table-cell>
          <table:table-cell/>
          <table:table-cell office:value-type="string" calcext:value-type="string">
            <text:p>Ireland</text:p>
          </table:table-cell>
          <table:table-cell office:value-type="float" office:value="232077419239.968" calcext:value-type="float">
            <text:p>232077419239.968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0411" calcext:value-type="float">
            <text:p>10411</text:p>
          </table:table-cell>
          <table:table-cell office:value-type="string" calcext:value-type="string">
            <text:p>Italy</text:p>
          </table:table-cell>
          <table:table-cell office:value-type="float" office:value="2149484516711.75" calcext:value-type="float">
            <text:p>2149484516711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ory Coast</text:p>
          </table:table-cell>
          <table:table-cell office:value-type="float" office:value="4187" calcext:value-type="float">
            <text:p>4187</text:p>
          </table:table-cell>
          <table:table-cell office:value-type="string" calcext:value-type="string">
            <text:p>Cote d'Ivoire</text:p>
          </table:table-cell>
          <table:table-cell office:value-type="float" office:value="31062026533.1508" calcext:value-type="float">
            <text:p>31062026533.1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5657" calcext:value-type="float">
            <text:p>5657</text:p>
          </table:table-cell>
          <table:table-cell office:value-type="string" calcext:value-type="string">
            <text:p>Jamaica</text:p>
          </table:table-cell>
          <table:table-cell office:value-type="float" office:value="14362262584.9078" calcext:value-type="float">
            <text:p>14362262584.9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2629" calcext:value-type="float">
            <text:p>22629</text:p>
          </table:table-cell>
          <table:table-cell office:value-type="string" calcext:value-type="string">
            <text:p>Japan</text:p>
          </table:table-cell>
          <table:table-cell office:value-type="float" office:value="4919563108372.5" calcext:value-type="float">
            <text:p>491956310837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7615" calcext:value-type="float">
            <text:p>7615</text:p>
          </table:table-cell>
          <table:table-cell office:value-type="string" calcext:value-type="string">
            <text:p>Jordan</text:p>
          </table:table-cell>
          <table:table-cell office:value-type="float" office:value="33678500148" calcext:value-type="float">
            <text:p>33678500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8504" calcext:value-type="float">
            <text:p>8504</text:p>
          </table:table-cell>
          <table:table-cell office:value-type="string" calcext:value-type="string">
            <text:p>Kazakhstan</text:p>
          </table:table-cell>
          <table:table-cell office:value-type="float" office:value="231876282133.87" calcext:value-type="float">
            <text:p>231876282133.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9404" calcext:value-type="float">
            <text:p>9404</text:p>
          </table:table-cell>
          <table:table-cell office:value-type="string" calcext:value-type="string">
            <text:p>Kenya</text:p>
          </table:table-cell>
          <table:table-cell office:value-type="float" office:value="55243056200.6503" calcext:value-type="float">
            <text:p>55243056200.65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dom of the Netherlands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therlands</text:p>
          </table:table-cell>
          <table:table-cell office:value-type="float" office:value="853539351964.458" calcext:value-type="float">
            <text:p>853539351964.458</text:p>
          </table:table-cell>
          <table:table-cell/>
          <table:table-cell office:value-type="string" calcext:value-type="string">
            <text:p>Korea, Dem. Rep.</text:p>
          </table:table-cell>
          <table:table-cell/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Kiribati</text:p>
          </table:table-cell>
          <table:table-cell office:value-type="float" office:value="168951535.045376" calcext:value-type="float">
            <text:p>168951535.045376</text:p>
          </table:table-cell>
          <table:table-cell/>
          <table:table-cell office:value-type="string" calcext:value-type="string">
            <text:p>Korea, Rep.</text:p>
          </table:table-cell>
          <table:table-cell office:value-type="float" office:value="1304553972501.69" calcext:value-type="float">
            <text:p>1304553972501.69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6204" calcext:value-type="float">
            <text:p>6204</text:p>
          </table:table-cell>
          <table:table-cell office:value-type="string" calcext:value-type="string">
            <text:p>Kosovo</text:p>
          </table:table-cell>
          <table:table-cell office:value-type="float" office:value="7071959240.57355" calcext:value-type="float">
            <text:p>7071959240.57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7063" calcext:value-type="float">
            <text:p>7063</text:p>
          </table:table-cell>
          <table:table-cell office:value-type="string" calcext:value-type="string">
            <text:p>Kuwait</text:p>
          </table:table-cell>
          <table:table-cell office:value-type="float" office:value="175830502497.796" calcext:value-type="float">
            <text:p>175830502497.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6805" calcext:value-type="float">
            <text:p>6805</text:p>
          </table:table-cell>
          <table:table-cell office:value-type="string" calcext:value-type="string">
            <text:p>Kyrgyz Republic</text:p>
          </table:table-cell>
          <table:table-cell office:value-type="float" office:value="7226303261.27573" calcext:value-type="float">
            <text:p>7226303261.2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4978" calcext:value-type="float">
            <text:p>4978</text:p>
          </table:table-cell>
          <table:table-cell office:value-type="string" calcext:value-type="string">
            <text:p>Lao PDR</text:p>
          </table:table-cell>
          <table:table-cell office:value-type="float" office:value="11242526454.037" calcext:value-type="float">
            <text:p>11242526454.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9198" calcext:value-type="float">
            <text:p>9198</text:p>
          </table:table-cell>
          <table:table-cell office:value-type="string" calcext:value-type="string">
            <text:p>Latvia</text:p>
          </table:table-cell>
          <table:table-cell office:value-type="float" office:value="30956691627.5877" calcext:value-type="float">
            <text:p>30956691627.58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14701" calcext:value-type="float">
            <text:p>14701</text:p>
          </table:table-cell>
          <table:table-cell office:value-type="string" calcext:value-type="string">
            <text:p>Lebanon</text:p>
          </table:table-cell>
          <table:table-cell office:value-type="float" office:value="44352418120.4377" calcext:value-type="float">
            <text:p>44352418120.4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337" calcext:value-type="float">
            <text:p>2337</text:p>
          </table:table-cell>
          <table:table-cell office:value-type="string" calcext:value-type="string">
            <text:p>Lesotho</text:p>
          </table:table-cell>
          <table:table-cell office:value-type="float" office:value="2334989648.03313" calcext:value-type="float">
            <text:p>2334989648.03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4052" calcext:value-type="float">
            <text:p>4052</text:p>
          </table:table-cell>
          <table:table-cell office:value-type="string" calcext:value-type="string">
            <text:p>Liberia</text:p>
          </table:table-cell>
          <table:table-cell office:value-type="float" office:value="1950960137.7301" calcext:value-type="float">
            <text:p>1950960137.7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7044" calcext:value-type="float">
            <text:p>7044</text:p>
          </table:table-cell>
          <table:table-cell office:value-type="string" calcext:value-type="string">
            <text:p>Libya</text:p>
          </table:table-cell>
          <table:table-cell office:value-type="float" office:value="74199528672.4273" calcext:value-type="float">
            <text:p>74199528672.4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2398" calcext:value-type="float">
            <text:p>2398</text:p>
          </table:table-cell>
          <table:table-cell office:value-type="string" calcext:value-type="string">
            <text:p>Liechtenste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3929" calcext:value-type="float">
            <text:p>3929</text:p>
          </table:table-cell>
          <table:table-cell office:value-type="string" calcext:value-type="string">
            <text:p>Lithuania</text:p>
          </table:table-cell>
          <table:table-cell office:value-type="float" office:value="45931968473.664" calcext:value-type="float">
            <text:p>45931968473.6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Luxembourg</text:p>
          </table:table-cell>
          <table:table-cell office:value-type="float" office:value="60130847623.6353" calcext:value-type="float">
            <text:p>60130847623.6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6404" calcext:value-type="float">
            <text:p>6404</text:p>
          </table:table-cell>
          <table:table-cell office:value-type="string" calcext:value-type="string">
            <text:p>Madagascar</text:p>
          </table:table-cell>
          <table:table-cell office:value-type="float" office:value="10613494031.3832" calcext:value-type="float">
            <text:p>10613494031.3832</text:p>
          </table:table-cell>
          <table:table-cell/>
          <table:table-cell office:value-type="string" calcext:value-type="string">
            <text:p>Macao SAR, China</text:p>
          </table:table-cell>
          <table:table-cell office:value-type="float" office:value="51753094764.2472" calcext:value-type="float">
            <text:p>51753094764.2472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3706" calcext:value-type="float">
            <text:p>3706</text:p>
          </table:table-cell>
          <table:table-cell office:value-type="string" calcext:value-type="string">
            <text:p>Malawi</text:p>
          </table:table-cell>
          <table:table-cell office:value-type="float" office:value="3705386789.60511" calcext:value-type="float">
            <text:p>3705386789.60511</text:p>
          </table:table-cell>
          <table:table-cell/>
          <table:table-cell office:value-type="string" calcext:value-type="string">
            <text:p>Macedonia, FYR</text:p>
          </table:table-cell>
          <table:table-cell office:value-type="float" office:value="10195404131.453" calcext:value-type="float">
            <text:p>10195404131.453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1799" calcext:value-type="float">
            <text:p>11799</text:p>
          </table:table-cell>
          <table:table-cell office:value-type="string" calcext:value-type="string">
            <text:p>Malaysia</text:p>
          </table:table-cell>
          <table:table-cell office:value-type="float" office:value="313159097400.743" calcext:value-type="float">
            <text:p>313159097400.7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3733" calcext:value-type="float">
            <text:p>3733</text:p>
          </table:table-cell>
          <table:table-cell office:value-type="string" calcext:value-type="string">
            <text:p>Maldives</text:p>
          </table:table-cell>
          <table:table-cell office:value-type="float" office:value="2299843167.3684" calcext:value-type="float">
            <text:p>2299843167.3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5208" calcext:value-type="float">
            <text:p>5208</text:p>
          </table:table-cell>
          <table:table-cell office:value-type="string" calcext:value-type="string">
            <text:p>Mali</text:p>
          </table:table-cell>
          <table:table-cell office:value-type="float" office:value="10942727309.5296" calcext:value-type="float">
            <text:p>10942727309.5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7229" calcext:value-type="float">
            <text:p>7229</text:p>
          </table:table-cell>
          <table:table-cell office:value-type="string" calcext:value-type="string">
            <text:p>Malta</text:p>
          </table:table-cell>
          <table:table-cell office:value-type="float" office:value="9642326075.41158" calcext:value-type="float">
            <text:p>9642326075.41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float" office:value="2336" calcext:value-type="float">
            <text:p>2336</text:p>
          </table:table-cell>
          <table:table-cell office:value-type="string" calcext:value-type="string">
            <text:p>Marshall Islands</text:p>
          </table:table-cell>
          <table:table-cell office:value-type="float" office:value="190914600" calcext:value-type="float">
            <text:p>190914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4288" calcext:value-type="float">
            <text:p>4288</text:p>
          </table:table-cell>
          <table:table-cell office:value-type="string" calcext:value-type="string">
            <text:p>Mauritania</text:p>
          </table:table-cell>
          <table:table-cell office:value-type="float" office:value="4158182904.24541" calcext:value-type="float">
            <text:p>4158182904.24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Mauritius</text:p>
          </table:table-cell>
          <table:table-cell office:value-type="float" office:value="11929250814.3322" calcext:value-type="float">
            <text:p>11929250814.3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2588" calcext:value-type="float">
            <text:p>12588</text:p>
          </table:table-cell>
          <table:table-cell office:value-type="string" calcext:value-type="string">
            <text:p>Mexico</text:p>
          </table:table-cell>
          <table:table-cell office:value-type="float" office:value="1260914660977.14" calcext:value-type="float">
            <text:p>1260914660977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Moldova</text:p>
          </table:table-cell>
          <table:table-cell office:value-type="float" office:value="7969618965.90078" calcext:value-type="float">
            <text:p>7969618965.90078</text:p>
          </table:table-cell>
          <table:table-cell/>
          <table:table-cell office:value-type="string" calcext:value-type="string">
            <text:p>Micronesia, Fed. Sts.</text:p>
          </table:table-cell>
          <table:table-cell office:value-type="float" office:value="316245700" calcext:value-type="float">
            <text:p>316245700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4186" calcext:value-type="float">
            <text:p>4186</text:p>
          </table:table-cell>
          <table:table-cell office:value-type="string" calcext:value-type="string">
            <text:p>Mona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10344" calcext:value-type="float">
            <text:p>10344</text:p>
          </table:table-cell>
          <table:table-cell office:value-type="string" calcext:value-type="string">
            <text:p>Mongolia</text:p>
          </table:table-cell>
          <table:table-cell office:value-type="float" office:value="11516409581.2988" calcext:value-type="float">
            <text:p>11516409581.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8007" calcext:value-type="float">
            <text:p>8007</text:p>
          </table:table-cell>
          <table:table-cell office:value-type="string" calcext:value-type="string">
            <text:p>Montenegro</text:p>
          </table:table-cell>
          <table:table-cell office:value-type="float" office:value="4416083089.99204" calcext:value-type="float">
            <text:p>4416083089.99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12368" calcext:value-type="float">
            <text:p>12368</text:p>
          </table:table-cell>
          <table:table-cell office:value-type="string" calcext:value-type="string">
            <text:p>Morocco</text:p>
          </table:table-cell>
          <table:table-cell office:value-type="float" office:value="103835702813.634" calcext:value-type="float">
            <text:p>103835702813.6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4653" calcext:value-type="float">
            <text:p>4653</text:p>
          </table:table-cell>
          <table:table-cell office:value-type="string" calcext:value-type="string">
            <text:p>Mozambique</text:p>
          </table:table-cell>
          <table:table-cell office:value-type="float" office:value="15630302813.9535" calcext:value-type="float">
            <text:p>15630302813.9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orno-Karabakh Republic</text:p>
          </table:table-cell>
          <table:table-cell office:value-type="float" office:value="946" calcext:value-type="float">
            <text:p>946</text:p>
          </table:table-cell>
          <table:table-cell table:number-columns-repeated="3"/>
          <table:table-cell office:value-type="string" calcext:value-type="string">
            <text:p>Myanmar</text:p>
          </table:table-cell>
          <table:table-cell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8297" calcext:value-type="float">
            <text:p>8297</text:p>
          </table:table-cell>
          <table:table-cell office:value-type="string" calcext:value-type="string">
            <text:p>Namibia</text:p>
          </table:table-cell>
          <table:table-cell office:value-type="float" office:value="13113069776.5948" calcext:value-type="float">
            <text:p>13113069776.5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uru</text:p>
          </table:table-cell>
          <table:table-cell office:value-type="float" office:value="4448" calcext:value-type="float">
            <text:p>44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17845" calcext:value-type="float">
            <text:p>17845</text:p>
          </table:table-cell>
          <table:table-cell office:value-type="string" calcext:value-type="string">
            <text:p>Nepal</text:p>
          </table:table-cell>
          <table:table-cell office:value-type="float" office:value="19294348174.0026" calcext:value-type="float">
            <text:p>19294348174.00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0628" calcext:value-type="float">
            <text:p>10628</text:p>
          </table:table-cell>
          <table:table-cell office:value-type="string" calcext:value-type="string">
            <text:p>New Zealand</text:p>
          </table:table-cell>
          <table:table-cell office:value-type="float" office:value="185787824483.114" calcext:value-type="float">
            <text:p>185787824483.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6252" calcext:value-type="float">
            <text:p>6252</text:p>
          </table:table-cell>
          <table:table-cell office:value-type="string" calcext:value-type="string">
            <text:p>Nicaragua</text:p>
          </table:table-cell>
          <table:table-cell office:value-type="float" office:value="11255608410.0506" calcext:value-type="float">
            <text:p>11255608410.0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Niger</text:p>
          </table:table-cell>
          <table:table-cell office:value-type="float" office:value="7407418427.65768" calcext:value-type="float">
            <text:p>7407418427.65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15961" calcext:value-type="float">
            <text:p>15961</text:p>
          </table:table-cell>
          <table:table-cell office:value-type="string" calcext:value-type="string">
            <text:p>Nigeria</text:p>
          </table:table-cell>
          <table:table-cell office:value-type="float" office:value="521803314653.784" calcext:value-type="float">
            <text:p>521803314653.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ue</text:p>
          </table:table-cell>
          <table:table-cell office:value-type="float" office:value="1963" calcext:value-type="float">
            <text:p>19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 Korea</text:p>
          </table:table-cell>
          <table:table-cell office:value-type="float" office:value="7367" calcext:value-type="float">
            <text:p>73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ern Cyprus</text:p>
          </table:table-cell>
          <table:table-cell office:value-type="float" office:value="2138" calcext:value-type="float">
            <text:p>2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0882" calcext:value-type="float">
            <text:p>10882</text:p>
          </table:table-cell>
          <table:table-cell office:value-type="string" calcext:value-type="string">
            <text:p>Norway</text:p>
          </table:table-cell>
          <table:table-cell office:value-type="float" office:value="512580425531.915" calcext:value-type="float">
            <text:p>512580425531.9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4172" calcext:value-type="float">
            <text:p>4172</text:p>
          </table:table-cell>
          <table:table-cell office:value-type="string" calcext:value-type="string">
            <text:p>Oman</text:p>
          </table:table-cell>
          <table:table-cell office:value-type="float" office:value="79655917417.1363" calcext:value-type="float">
            <text:p>79655917417.1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2052" calcext:value-type="float">
            <text:p>22052</text:p>
          </table:table-cell>
          <table:table-cell office:value-type="string" calcext:value-type="string">
            <text:p>Pakistan</text:p>
          </table:table-cell>
          <table:table-cell office:value-type="float" office:value="232286781110.56" calcext:value-type="float">
            <text:p>232286781110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4287" calcext:value-type="float">
            <text:p>4287</text:p>
          </table:table-cell>
          <table:table-cell office:value-type="string" calcext:value-type="string">
            <text:p>Palau</text:p>
          </table:table-cell>
          <table:table-cell office:value-type="float" office:value="247043400" calcext:value-type="float">
            <text:p>247043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5603" calcext:value-type="float">
            <text:p>5603</text:p>
          </table:table-cell>
          <table:table-cell office:value-type="string" calcext:value-type="string">
            <text:p>Panama</text:p>
          </table:table-cell>
          <table:table-cell office:value-type="float" office:value="42648100000" calcext:value-type="float">
            <text:p>426481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6155" calcext:value-type="float">
            <text:p>6155</text:p>
          </table:table-cell>
          <table:table-cell office:value-type="string" calcext:value-type="string">
            <text:p>Papua New Guinea</text:p>
          </table:table-cell>
          <table:table-cell office:value-type="float" office:value="15413232345.734" calcext:value-type="float">
            <text:p>15413232345.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3511" calcext:value-type="float">
            <text:p>3511</text:p>
          </table:table-cell>
          <table:table-cell office:value-type="string" calcext:value-type="string">
            <text:p>Paraguay</text:p>
          </table:table-cell>
          <table:table-cell office:value-type="float" office:value="29009411737.9175" calcext:value-type="float">
            <text:p>29009411737.9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9649" calcext:value-type="float">
            <text:p>9649</text:p>
          </table:table-cell>
          <table:table-cell office:value-type="string" calcext:value-type="string">
            <text:p>Peru</text:p>
          </table:table-cell>
          <table:table-cell office:value-type="float" office:value="202349846974.371" calcext:value-type="float">
            <text:p>202349846974.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5819" calcext:value-type="float">
            <text:p>15819</text:p>
          </table:table-cell>
          <table:table-cell office:value-type="string" calcext:value-type="string">
            <text:p>Philippines</text:p>
          </table:table-cell>
          <table:table-cell office:value-type="float" office:value="272066554885.95" calcext:value-type="float">
            <text:p>272066554885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6912" calcext:value-type="float">
            <text:p>16912</text:p>
          </table:table-cell>
          <table:table-cell office:value-type="string" calcext:value-type="string">
            <text:p>Poland</text:p>
          </table:table-cell>
          <table:table-cell office:value-type="float" office:value="525865974814.909" calcext:value-type="float">
            <text:p>525865974814.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rtugal</text:p>
          </table:table-cell>
          <table:table-cell office:value-type="float" office:value="227323728006.703" calcext:value-type="float">
            <text:p>227323728006.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3595" calcext:value-type="float">
            <text:p>3595</text:p>
          </table:table-cell>
          <table:table-cell office:value-type="string" calcext:value-type="string">
            <text:p>Qatar</text:p>
          </table:table-cell>
          <table:table-cell office:value-type="float" office:value="203235158977.963" calcext:value-type="float">
            <text:p>203235158977.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ublic of Ireland</text:p>
          </table:table-cell>
          <table:table-cell office:value-type="float" office:value="10409" calcext:value-type="float">
            <text:p>10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ublic of Macedonia</text:p>
          </table:table-cell>
          <table:table-cell office:value-type="float" office:value="6143" calcext:value-type="float">
            <text:p>6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ublic of the Congo</text:p>
          </table:table-cell>
          <table:table-cell office:value-type="float" office:value="3058" calcext:value-type="float">
            <text:p>3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9161" calcext:value-type="float">
            <text:p>9161</text:p>
          </table:table-cell>
          <table:table-cell office:value-type="string" calcext:value-type="string">
            <text:p>Romania</text:p>
          </table:table-cell>
          <table:table-cell office:value-type="float" office:value="189638162013.271" calcext:value-type="float">
            <text:p>189638162013.2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20461" calcext:value-type="float">
            <text:p>20461</text:p>
          </table:table-cell>
          <table:table-cell office:value-type="string" calcext:value-type="string">
            <text:p>Russian Federation</text:p>
          </table:table-cell>
          <table:table-cell office:value-type="float" office:value="2096777030571.25" calcext:value-type="float">
            <text:p>2096777030571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3608" calcext:value-type="float">
            <text:p>3608</text:p>
          </table:table-cell>
          <table:table-cell office:value-type="string" calcext:value-type="string">
            <text:p>Rwanda</text:p>
          </table:table-cell>
          <table:table-cell office:value-type="float" office:value="7521261790.62935" calcext:value-type="float">
            <text:p>7521261790.62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%C3%A3o Tom%C3%A9 and Pr%C3%ADncipe</text:p>
          </table:table-cell>
          <table:table-cell office:value-type="float" office:value="2553" calcext:value-type="float">
            <text:p>2553</text:p>
          </table:table-cell>
          <table:table-cell office:value-type="string" calcext:value-type="string">
            <text:p>Sao Tome and Principe</text:p>
          </table:table-cell>
          <table:table-cell office:value-type="float" office:value="310684635.73614" calcext:value-type="float">
            <text:p>310684635.73614</text:p>
          </table:table-cell>
          <table:table-cell/>
          <table:table-cell office:value-type="string" calcext:value-type="string">
            <text:p>Samoa</text:p>
          </table:table-cell>
          <table:table-cell office:value-type="float" office:value="801916057.595518" calcext:value-type="float">
            <text:p>801916057.595518</text:p>
          </table:table-cell>
        </table:table-row>
        <table:table-row table:style-name="ro1">
          <table:table-cell office:value-type="string" calcext:value-type="string">
            <text:p>Sahrawi Arab Democratic Republic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Saudi Arabia</text:p>
          </table:table-cell>
          <table:table-cell office:value-type="float" office:value="748449600000" calcext:value-type="float">
            <text:p>748449600000</text:p>
          </table:table-cell>
          <table:table-cell/>
          <table:table-cell office:value-type="string" calcext:value-type="string">
            <text:p>San Marino</text:p>
          </table:table-cell>
          <table:table-cell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float" office:value="3225" calcext:value-type="float">
            <text:p>3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2529" calcext:value-type="float">
            <text:p>2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2824" calcext:value-type="float">
            <text:p>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3563" calcext:value-type="float">
            <text:p>35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float" office:value="2764" calcext:value-type="float">
            <text:p>27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12231" calcext:value-type="float">
            <text:p>122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Senegal</text:p>
          </table:table-cell>
          <table:table-cell office:value-type="float" office:value="14791699008.5823" calcext:value-type="float">
            <text:p>14791699008.5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9442" calcext:value-type="float">
            <text:p>9442</text:p>
          </table:table-cell>
          <table:table-cell office:value-type="string" calcext:value-type="string">
            <text:p>Serbia</text:p>
          </table:table-cell>
          <table:table-cell office:value-type="float" office:value="45519650911.4138" calcext:value-type="float">
            <text:p>45519650911.4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2135" calcext:value-type="float">
            <text:p>2135</text:p>
          </table:table-cell>
          <table:table-cell office:value-type="string" calcext:value-type="string">
            <text:p>Seychelles</text:p>
          </table:table-cell>
          <table:table-cell office:value-type="float" office:value="1443345214.37698" calcext:value-type="float">
            <text:p>1443345214.37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5096" calcext:value-type="float">
            <text:p>5096</text:p>
          </table:table-cell>
          <table:table-cell office:value-type="string" calcext:value-type="string">
            <text:p>Sierra Leone</text:p>
          </table:table-cell>
          <table:table-cell office:value-type="float" office:value="4136280752.03693" calcext:value-type="float">
            <text:p>4136280752.036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2755" calcext:value-type="float">
            <text:p>12755</text:p>
          </table:table-cell>
          <table:table-cell office:value-type="string" calcext:value-type="string">
            <text:p>Singapore</text:p>
          </table:table-cell>
          <table:table-cell office:value-type="float" office:value="297941261088.468" calcext:value-type="float">
            <text:p>297941261088.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6581" calcext:value-type="float">
            <text:p>6581</text:p>
          </table:table-cell>
          <table:table-cell office:value-type="string" calcext:value-type="string">
            <text:p>Slovak Republic</text:p>
          </table:table-cell>
          <table:table-cell office:value-type="float" office:value="97707323420.0744" calcext:value-type="float">
            <text:p>97707323420.0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4799" calcext:value-type="float">
            <text:p>4799</text:p>
          </table:table-cell>
          <table:table-cell office:value-type="string" calcext:value-type="string">
            <text:p>Slovenia</text:p>
          </table:table-cell>
          <table:table-cell office:value-type="float" office:value="47987303637.812" calcext:value-type="float">
            <text:p>47987303637.8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Solomon Islands</text:p>
          </table:table-cell>
          <table:table-cell office:value-type="float" office:value="1096396926.91144" calcext:value-type="float">
            <text:p>1096396926.91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2297" calcext:value-type="float">
            <text:p>12297</text:p>
          </table:table-cell>
          <table:table-cell office:value-type="string" calcext:value-type="string">
            <text:p>Somal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maliland</text:p>
          </table:table-cell>
          <table:table-cell office:value-type="float" office:value="1320" calcext:value-type="float">
            <text:p>1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113" calcext:value-type="float">
            <text:p>19113</text:p>
          </table:table-cell>
          <table:table-cell office:value-type="string" calcext:value-type="string">
            <text:p>South Africa</text:p>
          </table:table-cell>
          <table:table-cell office:value-type="float" office:value="366057913367.137" calcext:value-type="float">
            <text:p>366057913367.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8062" calcext:value-type="float">
            <text:p>80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 Ossetia</text:p>
          </table:table-cell>
          <table:table-cell office:value-type="float" office:value="1666" calcext:value-type="float">
            <text:p>1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South Sudan</text:p>
          </table:table-cell>
          <table:table-cell office:value-type="float" office:value="11804446136.8066" calcext:value-type="float">
            <text:p>11804446136.8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6681" calcext:value-type="float">
            <text:p>16681</text:p>
          </table:table-cell>
          <table:table-cell office:value-type="string" calcext:value-type="string">
            <text:p>Spain</text:p>
          </table:table-cell>
          <table:table-cell office:value-type="float" office:value="1393040177013.68" calcext:value-type="float">
            <text:p>1393040177013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13266" calcext:value-type="float">
            <text:p>13266</text:p>
          </table:table-cell>
          <table:table-cell office:value-type="string" calcext:value-type="string">
            <text:p>Sri Lanka</text:p>
          </table:table-cell>
          <table:table-cell office:value-type="float" office:value="67182015335.7602" calcext:value-type="float">
            <text:p>67182015335.76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of Palestine</text:p>
          </table:table-cell>
          <table:table-cell office:value-type="float" office:value="14666" calcext:value-type="float">
            <text:p>14666</text:p>
          </table:table-cell>
          <table:table-cell table:number-columns-repeated="3"/>
          <table:table-cell office:value-type="string" calcext:value-type="string">
            <text:p>St. Kitts and Nevis</text:p>
          </table:table-cell>
          <table:table-cell office:value-type="float" office:value="765870666.666667" calcext:value-type="float">
            <text:p>765870666.666667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7974" calcext:value-type="float">
            <text:p>7974</text:p>
          </table:table-cell>
          <table:table-cell office:value-type="string" calcext:value-type="string">
            <text:p>Sudan</text:p>
          </table:table-cell>
          <table:table-cell office:value-type="float" office:value="66565889416.8701" calcext:value-type="float">
            <text:p>66565889416.8701</text:p>
          </table:table-cell>
          <table:table-cell/>
          <table:table-cell office:value-type="string" calcext:value-type="string">
            <text:p>St. Lucia</text:p>
          </table:table-cell>
          <table:table-cell office:value-type="float" office:value="1335764111.11111" calcext:value-type="float">
            <text:p>1335764111.11111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Suriname</text:p>
          </table:table-cell>
          <table:table-cell office:value-type="float" office:value="5298787878.78788" calcext:value-type="float">
            <text:p>5298787878.78788</text:p>
          </table:table-cell>
          <table:table-cell/>
          <table:table-cell office:value-type="string" calcext:value-type="string">
            <text:p>St. Martin (French part)</text:p>
          </table:table-cell>
          <table:table-cell/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238" calcext:value-type="float">
            <text:p>2238</text:p>
          </table:table-cell>
          <table:table-cell office:value-type="string" calcext:value-type="string">
            <text:p>Swaziland</text:p>
          </table:table-cell>
          <table:table-cell office:value-type="float" office:value="3791304347.82609" calcext:value-type="float">
            <text:p>3791304347.82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7823" calcext:value-type="float">
            <text:p>17823</text:p>
          </table:table-cell>
          <table:table-cell office:value-type="string" calcext:value-type="string">
            <text:p>Sweden</text:p>
          </table:table-cell>
          <table:table-cell office:value-type="float" office:value="579679985303.385" calcext:value-type="float">
            <text:p>579679985303.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11872" calcext:value-type="float">
            <text:p>11872</text:p>
          </table:table-cell>
          <table:table-cell office:value-type="string" calcext:value-type="string">
            <text:p>Switzerland</text:p>
          </table:table-cell>
          <table:table-cell office:value-type="float" office:value="685434185074.108" calcext:value-type="float">
            <text:p>685434185074.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10343" calcext:value-type="float">
            <text:p>10343</text:p>
          </table:table-cell>
          <table:table-cell office:value-type="string" calcext:value-type="string">
            <text:p>Syrian Arab Republ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14676" calcext:value-type="float">
            <text:p>146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5429" calcext:value-type="float">
            <text:p>5429</text:p>
          </table:table-cell>
          <table:table-cell office:value-type="string" calcext:value-type="string">
            <text:p>Tajikistan</text:p>
          </table:table-cell>
          <table:table-cell office:value-type="float" office:value="8508103455.51497" calcext:value-type="float">
            <text:p>8508103455.51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Tanzania</text:p>
          </table:table-cell>
          <table:table-cell office:value-type="float" office:value="43646747144.5352" calcext:value-type="float">
            <text:p>43646747144.5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12541" calcext:value-type="float">
            <text:p>12541</text:p>
          </table:table-cell>
          <table:table-cell office:value-type="string" calcext:value-type="string">
            <text:p>Thailand</text:p>
          </table:table-cell>
          <table:table-cell office:value-type="float" office:value="387252164290.829" calcext:value-type="float">
            <text:p>387252164290.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float" office:value="2928" calcext:value-type="float">
            <text:p>2928</text:p>
          </table:table-cell>
          <table:table-cell table:number-columns-repeated="3"/>
          <table:table-cell office:value-type="string" calcext:value-type="string">
            <text:p>Timor-Leste</text:p>
          </table:table-cell>
          <table:table-cell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float" office:value="3543" calcext:value-type="float">
            <text:p>35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Togo</text:p>
          </table:table-cell>
          <table:table-cell office:value-type="float" office:value="4338575823.81993" calcext:value-type="float">
            <text:p>4338575823.81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3156" calcext:value-type="float">
            <text:p>3156</text:p>
          </table:table-cell>
          <table:table-cell office:value-type="string" calcext:value-type="string">
            <text:p>Tonga</text:p>
          </table:table-cell>
          <table:table-cell office:value-type="float" office:value="466259084.092744" calcext:value-type="float">
            <text:p>466259084.092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nistria</text:p>
          </table:table-cell>
          <table:table-cell office:value-type="float" office:value="3862" calcext:value-type="float">
            <text:p>38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6361" calcext:value-type="float">
            <text:p>6361</text:p>
          </table:table-cell>
          <table:table-cell office:value-type="string" calcext:value-type="string">
            <text:p>Trinidad and Tobago</text:p>
          </table:table-cell>
          <table:table-cell office:value-type="float" office:value="24640839007.5918" calcext:value-type="float">
            <text:p>24640839007.5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6373" calcext:value-type="float">
            <text:p>6373</text:p>
          </table:table-cell>
          <table:table-cell office:value-type="string" calcext:value-type="string">
            <text:p>Tunisia</text:p>
          </table:table-cell>
          <table:table-cell office:value-type="float" office:value="46993598818.2434" calcext:value-type="float">
            <text:p>46993598818.24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14454" calcext:value-type="float">
            <text:p>14454</text:p>
          </table:table-cell>
          <table:table-cell office:value-type="string" calcext:value-type="string">
            <text:p>Turkey</text:p>
          </table:table-cell>
          <table:table-cell office:value-type="float" office:value="822135183159.996" calcext:value-type="float">
            <text:p>822135183159.9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4406" calcext:value-type="float">
            <text:p>4406</text:p>
          </table:table-cell>
          <table:table-cell office:value-type="string" calcext:value-type="string">
            <text:p>Turkmenistan</text:p>
          </table:table-cell>
          <table:table-cell office:value-type="float" office:value="41850877192.9825" calcext:value-type="float">
            <text:p>41850877192.9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valu</text:p>
          </table:table-cell>
          <table:table-cell office:value-type="float" office:value="2861" calcext:value-type="float">
            <text:p>2861</text:p>
          </table:table-cell>
          <table:table-cell office:value-type="string" calcext:value-type="string">
            <text:p>Tuvalu</text:p>
          </table:table-cell>
          <table:table-cell office:value-type="float" office:value="38322359.5288666" calcext:value-type="float">
            <text:p>38322359.5288666</text:p>
          </table:table-cell>
          <table:table-cell/>
          <table:table-cell office:value-type="string" calcext:value-type="string">
            <text:p>Turks and Caicos Islands</text:p>
          </table:table-cell>
          <table:table-cell/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Uganda</text:p>
          </table:table-cell>
          <table:table-cell office:value-type="float" office:value="24703250650.9742" calcext:value-type="float">
            <text:p>24703250650.97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18831" calcext:value-type="float">
            <text:p>18831</text:p>
          </table:table-cell>
          <table:table-cell office:value-type="string" calcext:value-type="string">
            <text:p>Ukraine</text:p>
          </table:table-cell>
          <table:table-cell office:value-type="float" office:value="177430609756.098" calcext:value-type="float">
            <text:p>177430609756.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5918" calcext:value-type="float">
            <text:p>5918</text:p>
          </table:table-cell>
          <table:table-cell office:value-type="string" calcext:value-type="string">
            <text:p>United Arab Emirates</text:p>
          </table:table-cell>
          <table:table-cell office:value-type="float" office:value="402340106795.685" calcext:value-type="float">
            <text:p>402340106795.6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36671" calcext:value-type="float">
            <text:p>36671</text:p>
          </table:table-cell>
          <table:table-cell office:value-type="string" calcext:value-type="string">
            <text:p>United Kingdom</text:p>
          </table:table-cell>
          <table:table-cell office:value-type="float" office:value="2678454886796.67" calcext:value-type="float">
            <text:p>2678454886796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26782" calcext:value-type="float">
            <text:p>26782</text:p>
          </table:table-cell>
          <table:table-cell office:value-type="string" calcext:value-type="string">
            <text:p>United States</text:p>
          </table:table-cell>
          <table:table-cell office:value-type="float" office:value="16768100000000" calcext:value-type="float">
            <text:p>167681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4669" calcext:value-type="float">
            <text:p>4669</text:p>
          </table:table-cell>
          <table:table-cell office:value-type="string" calcext:value-type="string">
            <text:p>Uruguay</text:p>
          </table:table-cell>
          <table:table-cell office:value-type="float" office:value="55707944621.9719" calcext:value-type="float">
            <text:p>55707944621.97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6714" calcext:value-type="float">
            <text:p>6714</text:p>
          </table:table-cell>
          <table:table-cell office:value-type="string" calcext:value-type="string">
            <text:p>Uzbekistan</text:p>
          </table:table-cell>
          <table:table-cell office:value-type="float" office:value="56795656324.5823" calcext:value-type="float">
            <text:p>56795656324.5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Vanuatu</text:p>
          </table:table-cell>
          <table:table-cell office:value-type="float" office:value="828237181.13311" calcext:value-type="float">
            <text:p>828237181.13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tican City</text:p>
          </table:table-cell>
          <table:table-cell office:value-type="float" office:value="4427" calcext:value-type="float">
            <text:p>44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8848" calcext:value-type="float">
            <text:p>8848</text:p>
          </table:table-cell>
          <table:table-cell office:value-type="string" calcext:value-type="string">
            <text:p>Venezuela, RB</text:p>
          </table:table-cell>
          <table:table-cell office:value-type="float" office:value="438283564814.815" calcext:value-type="float">
            <text:p>438283564814.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13875" calcext:value-type="float">
            <text:p>13875</text:p>
          </table:table-cell>
          <table:table-cell office:value-type="string" calcext:value-type="string">
            <text:p>Vietnam</text:p>
          </table:table-cell>
          <table:table-cell office:value-type="float" office:value="171390003299.399" calcext:value-type="float">
            <text:p>171390003299.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8442" calcext:value-type="float">
            <text:p>8442</text:p>
          </table:table-cell>
          <table:table-cell office:value-type="string" calcext:value-type="string">
            <text:p>Yemen, Rep.</text:p>
          </table:table-cell>
          <table:table-cell office:value-type="float" office:value="35954502303.5041" calcext:value-type="float">
            <text:p>35954502303.5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Zambia</text:p>
          </table:table-cell>
          <table:table-cell office:value-type="float" office:value="26820870558.9406" calcext:value-type="float">
            <text:p>26820870558.9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8025" calcext:value-type="float">
            <text:p>8025</text:p>
          </table:table-cell>
          <table:table-cell office:value-type="string" calcext:value-type="string">
            <text:p>Zimbabwe</text:p>
          </table:table-cell>
          <table:table-cell office:value-type="float" office:value="13490000000" calcext:value-type="float">
            <text:p>13490000000</text:p>
          </table:table-cell>
          <table:table-cell table:number-columns-repeated="3"/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fghanistan</text:p>
          </table:table-cell>
          <table:table-cell office:value-type="float" office:value="12561" calcext:value-type="float">
            <text:p>12561</text:p>
          </table:table-cell>
          <table:table-cell office:value-type="string" calcext:value-type="string">
            <text:p>Afghanistan</text:p>
          </table:table-cell>
          <table:table-cell office:value-type="float" office:value="20309671014.6236" calcext:value-type="float">
            <text:p>20309671014.6236</text:p>
          </table:table-cell>
          <table:table-cell table:style-name="ce1"/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11084" calcext:value-type="float">
            <text:p>11084</text:p>
          </table:table-cell>
          <table:table-cell office:value-type="string" calcext:value-type="string">
            <text:p>Albania</text:p>
          </table:table-cell>
          <table:table-cell office:value-type="float" office:value="12923240278.3416" calcext:value-type="float">
            <text:p>12923240278.3416</text:p>
          </table:table-cell>
          <table:table-cell table:style-name="ce1"/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10849" calcext:value-type="float">
            <text:p>10849</text:p>
          </table:table-cell>
          <table:table-cell office:value-type="string" calcext:value-type="string">
            <text:p>Algeria</text:p>
          </table:table-cell>
          <table:table-cell office:value-type="float" office:value="210183410526.104" calcext:value-type="float">
            <text:p>210183410526.104</text:p>
          </table:table-cell>
          <table:table-cell table:style-name="ce1"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7222" calcext:value-type="float">
            <text:p>7222</text:p>
          </table:table-cell>
          <table:table-cell office:value-type="string" calcext:value-type="string">
            <text:p>Angola</text:p>
          </table:table-cell>
          <table:table-cell office:value-type="float" office:value="124178241815.737" calcext:value-type="float">
            <text:p>124178241815.737</text:p>
          </table:table-cell>
          <table:table-cell table:style-name="ce1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2938" calcext:value-type="float">
            <text:p>2938</text:p>
          </table:table-cell>
          <table:table-cell office:value-type="string" calcext:value-type="string">
            <text:p>Antigua and Barbuda</text:p>
          </table:table-cell>
          <table:table-cell office:value-type="float" office:value="1200587518.51852" calcext:value-type="float">
            <text:p>1200587518.51852</text:p>
          </table:table-cell>
          <table:table-cell table:style-name="ce1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7668" calcext:value-type="float">
            <text:p>7668</text:p>
          </table:table-cell>
          <table:table-cell office:value-type="string" calcext:value-type="string">
            <text:p>Argentina</text:p>
          </table:table-cell>
          <table:table-cell office:value-type="float" office:value="609888971036.196" calcext:value-type="float">
            <text:p>609888971036.196</text:p>
          </table:table-cell>
          <table:table-cell table:style-name="ce1"/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14201" calcext:value-type="float">
            <text:p>14201</text:p>
          </table:table-cell>
          <table:table-cell office:value-type="string" calcext:value-type="string">
            <text:p>Armenia</text:p>
          </table:table-cell>
          <table:table-cell office:value-type="float" office:value="10432169571.25" calcext:value-type="float">
            <text:p>10432169571.25</text:p>
          </table:table-cell>
          <table:table-cell table:style-name="ce1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3282" calcext:value-type="float">
            <text:p>13282</text:p>
          </table:table-cell>
          <table:table-cell office:value-type="string" calcext:value-type="string">
            <text:p>Australia</text:p>
          </table:table-cell>
          <table:table-cell office:value-type="float" office:value="1560372473125.21" calcext:value-type="float">
            <text:p>1560372473125.21</text:p>
          </table:table-cell>
          <table:table-cell table:style-name="ce1"/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Austria</text:p>
          </table:table-cell>
          <table:table-cell office:value-type="float" office:value="428321897648.215" calcext:value-type="float">
            <text:p>428321897648.215</text:p>
          </table:table-cell>
          <table:table-cell table:style-name="ce1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11571" calcext:value-type="float">
            <text:p>11571</text:p>
          </table:table-cell>
          <table:table-cell office:value-type="string" calcext:value-type="string">
            <text:p>Azerbaijan</text:p>
          </table:table-cell>
          <table:table-cell office:value-type="float" office:value="73560484384.9586" calcext:value-type="float">
            <text:p>73560484384.9586</text:p>
          </table:table-cell>
          <table:table-cell table:style-name="ce1"/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Bahrain</text:p>
          </table:table-cell>
          <table:table-cell office:value-type="float" office:value="32890110533.0908" calcext:value-type="float">
            <text:p>32890110533.0908</text:p>
          </table:table-cell>
          <table:table-cell table:style-name="ce1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090" calcext:value-type="float">
            <text:p>20090</text:p>
          </table:table-cell>
          <table:table-cell office:value-type="string" calcext:value-type="string">
            <text:p>Bangladesh</text:p>
          </table:table-cell>
          <table:table-cell office:value-type="float" office:value="149990454541.474" calcext:value-type="float">
            <text:p>149990454541.474</text:p>
          </table:table-cell>
          <table:table-cell table:style-name="ce1"/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7538" calcext:value-type="float">
            <text:p>7538</text:p>
          </table:table-cell>
          <table:table-cell office:value-type="string" calcext:value-type="string">
            <text:p>Belarus</text:p>
          </table:table-cell>
          <table:table-cell office:value-type="float" office:value="71709513654.3393" calcext:value-type="float">
            <text:p>71709513654.3393</text:p>
          </table:table-cell>
          <table:table-cell table:style-name="ce1"/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3198" calcext:value-type="float">
            <text:p>13198</text:p>
          </table:table-cell>
          <table:table-cell office:value-type="string" calcext:value-type="string">
            <text:p>Belgium</text:p>
          </table:table-cell>
          <table:table-cell office:value-type="float" office:value="524805525215.191" calcext:value-type="float">
            <text:p>524805525215.191</text:p>
          </table:table-cell>
          <table:table-cell table:style-name="ce1"/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4068" calcext:value-type="float">
            <text:p>4068</text:p>
          </table:table-cell>
          <table:table-cell office:value-type="string" calcext:value-type="string">
            <text:p>Belize</text:p>
          </table:table-cell>
          <table:table-cell office:value-type="float" office:value="1624294250" calcext:value-type="float">
            <text:p>1624294250</text:p>
          </table:table-cell>
          <table:table-cell table:style-name="ce1"/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4361" calcext:value-type="float">
            <text:p>4361</text:p>
          </table:table-cell>
          <table:table-cell office:value-type="string" calcext:value-type="string">
            <text:p>Benin</text:p>
          </table:table-cell>
          <table:table-cell office:value-type="float" office:value="8307222087.28038" calcext:value-type="float">
            <text:p>8307222087.28038</text:p>
          </table:table-cell>
          <table:table-cell table:style-name="ce1"/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4202" calcext:value-type="float">
            <text:p>4202</text:p>
          </table:table-cell>
          <table:table-cell office:value-type="string" calcext:value-type="string">
            <text:p>Bhutan</text:p>
          </table:table-cell>
          <table:table-cell office:value-type="float" office:value="1781261412.5445" calcext:value-type="float">
            <text:p>1781261412.5445</text:p>
          </table:table-cell>
          <table:table-cell table:style-name="ce1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6750" calcext:value-type="float">
            <text:p>6750</text:p>
          </table:table-cell>
          <table:table-cell office:value-type="string" calcext:value-type="string">
            <text:p>Bolivia</text:p>
          </table:table-cell>
          <table:table-cell office:value-type="float" office:value="30601157742.4023" calcext:value-type="float">
            <text:p>30601157742.4023</text:p>
          </table:table-cell>
          <table:table-cell table:style-name="ce1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13542" calcext:value-type="float">
            <text:p>13542</text:p>
          </table:table-cell>
          <table:table-cell office:value-type="string" calcext:value-type="string">
            <text:p>Bosnia and Herzegovina</text:p>
          </table:table-cell>
          <table:table-cell office:value-type="float" office:value="17851326454.4159" calcext:value-type="float">
            <text:p>17851326454.4159</text:p>
          </table:table-cell>
          <table:table-cell table:style-name="ce1"/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3346" calcext:value-type="float">
            <text:p>3346</text:p>
          </table:table-cell>
          <table:table-cell office:value-type="string" calcext:value-type="string">
            <text:p>Botswana</text:p>
          </table:table-cell>
          <table:table-cell office:value-type="float" office:value="14784707345.2381" calcext:value-type="float">
            <text:p>14784707345.2381</text:p>
          </table:table-cell>
          <table:table-cell table:style-name="ce1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5310" calcext:value-type="float">
            <text:p>15310</text:p>
          </table:table-cell>
          <table:table-cell office:value-type="string" calcext:value-type="string">
            <text:p>Brazil</text:p>
          </table:table-cell>
          <table:table-cell office:value-type="float" office:value="2245673032353.76" calcext:value-type="float">
            <text:p>2245673032353.76</text:p>
          </table:table-cell>
          <table:table-cell/>
        </table:table-row>
        <table:table-row table:style-name="ro1">
          <table:table-cell office:value-type="string" calcext:value-type="string">
            <text:p>Brunei</text:p>
          </table:table-cell>
          <table:table-cell office:value-type="float" office:value="3791" calcext:value-type="float">
            <text:p>3791</text:p>
          </table:table-cell>
          <table:table-cell office:value-type="string" calcext:value-type="string">
            <text:p>Brunei</text:p>
          </table:table-cell>
          <table:table-cell office:value-type="float" office:value="16111135788.9616" calcext:value-type="float">
            <text:p>16111135788.9616</text:p>
          </table:table-cell>
          <table:table-cell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12208" calcext:value-type="float">
            <text:p>12208</text:p>
          </table:table-cell>
          <table:table-cell office:value-type="string" calcext:value-type="string">
            <text:p>Bulgaria</text:p>
          </table:table-cell>
          <table:table-cell office:value-type="float" office:value="54479873099.8914" calcext:value-type="float">
            <text:p>54479873099.8914</text:p>
          </table:table-cell>
          <table:table-cell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4134" calcext:value-type="float">
            <text:p>4134</text:p>
          </table:table-cell>
          <table:table-cell office:value-type="string" calcext:value-type="string">
            <text:p>Burkina Faso</text:p>
          </table:table-cell>
          <table:table-cell office:value-type="float" office:value="12884922231.0557" calcext:value-type="float">
            <text:p>12884922231.0557</text:p>
          </table:table-cell>
          <table:table-cell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3342" calcext:value-type="float">
            <text:p>3342</text:p>
          </table:table-cell>
          <table:table-cell office:value-type="string" calcext:value-type="string">
            <text:p>Burundi</text:p>
          </table:table-cell>
          <table:table-cell office:value-type="float" office:value="2714507030.9757" calcext:value-type="float">
            <text:p>2714507030.9757</text:p>
          </table:table-cell>
          <table:table-cell/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8003" calcext:value-type="float">
            <text:p>8003</text:p>
          </table:table-cell>
          <table:table-cell office:value-type="string" calcext:value-type="string">
            <text:p>Cambodia</text:p>
          </table:table-cell>
          <table:table-cell office:value-type="float" office:value="15238689686.4362" calcext:value-type="float">
            <text:p>15238689686.4362</text:p>
          </table:table-cell>
          <table:table-cell/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8190" calcext:value-type="float">
            <text:p>8190</text:p>
          </table:table-cell>
          <table:table-cell office:value-type="string" calcext:value-type="string">
            <text:p>Cameroon</text:p>
          </table:table-cell>
          <table:table-cell office:value-type="float" office:value="29567504655.4935" calcext:value-type="float">
            <text:p>29567504655.4935</text:p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3989" calcext:value-type="float">
            <text:p>13989</text:p>
          </table:table-cell>
          <table:table-cell office:value-type="string" calcext:value-type="string">
            <text:p>Canada</text:p>
          </table:table-cell>
          <table:table-cell office:value-type="float" office:value="1826768562832.01" calcext:value-type="float">
            <text:p>1826768562832.01</text:p>
          </table:table-cell>
          <table:table-cell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3434" calcext:value-type="float">
            <text:p>3434</text:p>
          </table:table-cell>
          <table:table-cell office:value-type="string" calcext:value-type="string">
            <text:p>Central African Republic</text:p>
          </table:table-cell>
          <table:table-cell office:value-type="float" office:value="1538175744.07775" calcext:value-type="float">
            <text:p>1538175744.07775</text:p>
          </table:table-cell>
          <table:table-cell/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6569" calcext:value-type="float">
            <text:p>6569</text:p>
          </table:table-cell>
          <table:table-cell office:value-type="string" calcext:value-type="string">
            <text:p>Chad</text:p>
          </table:table-cell>
          <table:table-cell office:value-type="float" office:value="13513552424.9049" calcext:value-type="float">
            <text:p>13513552424.9049</text:p>
          </table:table-cell>
          <table:table-cell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2066" calcext:value-type="float">
            <text:p>12066</text:p>
          </table:table-cell>
          <table:table-cell office:value-type="string" calcext:value-type="string">
            <text:p>Chile</text:p>
          </table:table-cell>
          <table:table-cell office:value-type="float" office:value="277198774856.807" calcext:value-type="float">
            <text:p>277198774856.807</text:p>
          </table:table-cell>
          <table:table-cell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8111" calcext:value-type="float">
            <text:p>18111</text:p>
          </table:table-cell>
          <table:table-cell office:value-type="string" calcext:value-type="string">
            <text:p>China</text:p>
          </table:table-cell>
          <table:table-cell office:value-type="float" office:value="9240270452046.99" calcext:value-type="float">
            <text:p>9240270452046.99</text:p>
          </table:table-cell>
          <table:table-cell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9488" calcext:value-type="float">
            <text:p>9488</text:p>
          </table:table-cell>
          <table:table-cell office:value-type="string" calcext:value-type="string">
            <text:p>Colombia</text:p>
          </table:table-cell>
          <table:table-cell office:value-type="float" office:value="378415326790.081" calcext:value-type="float">
            <text:p>378415326790.081</text:p>
          </table:table-cell>
          <table:table-cell/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415" calcext:value-type="float">
            <text:p>2415</text:p>
          </table:table-cell>
          <table:table-cell office:value-type="string" calcext:value-type="string">
            <text:p>Comoros</text:p>
          </table:table-cell>
          <table:table-cell office:value-type="float" office:value="598925862.953067" calcext:value-type="float">
            <text:p>598925862.953067</text:p>
          </table:table-cell>
          <table:table-cell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4170" calcext:value-type="float">
            <text:p>4170</text:p>
          </table:table-cell>
          <table:table-cell office:value-type="string" calcext:value-type="string">
            <text:p>Costa Rica</text:p>
          </table:table-cell>
          <table:table-cell office:value-type="float" office:value="49621089476.1317" calcext:value-type="float">
            <text:p>49621089476.1317</text:p>
          </table:table-cell>
          <table:table-cell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10591" calcext:value-type="float">
            <text:p>10591</text:p>
          </table:table-cell>
          <table:table-cell office:value-type="string" calcext:value-type="string">
            <text:p>Croatia</text:p>
          </table:table-cell>
          <table:table-cell office:value-type="float" office:value="57868674297.5337" calcext:value-type="float">
            <text:p>57868674297.5337</text:p>
          </table:table-cell>
          <table:table-cell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7487" calcext:value-type="float">
            <text:p>7487</text:p>
          </table:table-cell>
          <table:table-cell office:value-type="string" calcext:value-type="string">
            <text:p>Cyprus</text:p>
          </table:table-cell>
          <table:table-cell office:value-type="float" office:value="21911444503.4519" calcext:value-type="float">
            <text:p>21911444503.4519</text:p>
          </table:table-cell>
          <table:table-cell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6249" calcext:value-type="float">
            <text:p>6249</text:p>
          </table:table-cell>
          <table:table-cell office:value-type="string" calcext:value-type="string">
            <text:p>Czech Republic</text:p>
          </table:table-cell>
          <table:table-cell office:value-type="float" office:value="208796024645.834" calcext:value-type="float">
            <text:p>208796024645.834</text:p>
          </table:table-cell>
          <table:table-cell/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7458" calcext:value-type="float">
            <text:p>7458</text:p>
          </table:table-cell>
          <table:table-cell office:value-type="string" calcext:value-type="string">
            <text:p>Congo, Dem. Rep.</text:p>
          </table:table-cell>
          <table:table-cell office:value-type="float" office:value="32690896872.7644" calcext:value-type="float">
            <text:p>32690896872.7644</text:p>
          </table:table-cell>
          <table:table-cell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4604" calcext:value-type="float">
            <text:p>14604</text:p>
          </table:table-cell>
          <table:table-cell office:value-type="string" calcext:value-type="string">
            <text:p>Denmark</text:p>
          </table:table-cell>
          <table:table-cell office:value-type="float" office:value="335877548363.831" calcext:value-type="float">
            <text:p>335877548363.831</text:p>
          </table:table-cell>
          <table:table-cell/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856" calcext:value-type="float">
            <text:p>2856</text:p>
          </table:table-cell>
          <table:table-cell office:value-type="string" calcext:value-type="string">
            <text:p>Djibouti</text:p>
          </table:table-cell>
          <table:table-cell office:value-type="float" office:value="1456344495.0231" calcext:value-type="float">
            <text:p>1456344495.0231</text:p>
          </table:table-cell>
          <table:table-cell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2608" calcext:value-type="float">
            <text:p>2608</text:p>
          </table:table-cell>
          <table:table-cell office:value-type="string" calcext:value-type="string">
            <text:p>Dominica</text:p>
          </table:table-cell>
          <table:table-cell office:value-type="float" office:value="516666666.666667" calcext:value-type="float">
            <text:p>516666666.666667</text:p>
          </table:table-cell>
          <table:table-cell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5345" calcext:value-type="float">
            <text:p>5345</text:p>
          </table:table-cell>
          <table:table-cell office:value-type="string" calcext:value-type="string">
            <text:p>Dominican Republic</text:p>
          </table:table-cell>
          <table:table-cell office:value-type="float" office:value="61163676804.5466" calcext:value-type="float">
            <text:p>61163676804.5466</text:p>
          </table:table-cell>
          <table:table-cell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6189" calcext:value-type="float">
            <text:p>6189</text:p>
          </table:table-cell>
          <table:table-cell office:value-type="string" calcext:value-type="string">
            <text:p>Ecuador</text:p>
          </table:table-cell>
          <table:table-cell office:value-type="float" office:value="94472679000" calcext:value-type="float">
            <text:p>94472679000</text:p>
          </table:table-cell>
          <table:table-cell/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9275" calcext:value-type="float">
            <text:p>9275</text:p>
          </table:table-cell>
          <table:table-cell office:value-type="string" calcext:value-type="string">
            <text:p>Egypt, Arab Rep.</text:p>
          </table:table-cell>
          <table:table-cell office:value-type="float" office:value="271972822883.38" calcext:value-type="float">
            <text:p>271972822883.38</text:p>
          </table:table-cell>
          <table:table-cell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4535" calcext:value-type="float">
            <text:p>4535</text:p>
          </table:table-cell>
          <table:table-cell office:value-type="string" calcext:value-type="string">
            <text:p>El Salvador</text:p>
          </table:table-cell>
          <table:table-cell office:value-type="float" office:value="24259100000" calcext:value-type="float">
            <text:p>24259100000</text:p>
          </table:table-cell>
          <table:table-cell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759" calcext:value-type="float">
            <text:p>2759</text:p>
          </table:table-cell>
          <table:table-cell office:value-type="string" calcext:value-type="string">
            <text:p>Equatorial Guinea</text:p>
          </table:table-cell>
          <table:table-cell office:value-type="float" office:value="15580563835.9242" calcext:value-type="float">
            <text:p>15580563835.9242</text:p>
          </table:table-cell>
          <table:table-cell/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4307" calcext:value-type="float">
            <text:p>4307</text:p>
          </table:table-cell>
          <table:table-cell office:value-type="string" calcext:value-type="string">
            <text:p>Eritrea</text:p>
          </table:table-cell>
          <table:table-cell office:value-type="float" office:value="3444097560.97561" calcext:value-type="float">
            <text:p>3444097560.97561</text:p>
          </table:table-cell>
          <table:table-cell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0638" calcext:value-type="float">
            <text:p>10638</text:p>
          </table:table-cell>
          <table:table-cell office:value-type="string" calcext:value-type="string">
            <text:p>Estonia</text:p>
          </table:table-cell>
          <table:table-cell office:value-type="float" office:value="24880264958.1187" calcext:value-type="float">
            <text:p>24880264958.1187</text:p>
          </table:table-cell>
          <table:table-cell/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9852" calcext:value-type="float">
            <text:p>9852</text:p>
          </table:table-cell>
          <table:table-cell office:value-type="string" calcext:value-type="string">
            <text:p>Ethiopia</text:p>
          </table:table-cell>
          <table:table-cell office:value-type="float" office:value="47525186490.0517" calcext:value-type="float">
            <text:p>47525186490.0517</text:p>
          </table:table-cell>
          <table:table-cell/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5212" calcext:value-type="float">
            <text:p>5212</text:p>
          </table:table-cell>
          <table:table-cell office:value-type="string" calcext:value-type="string">
            <text:p>Fiji</text:p>
          </table:table-cell>
          <table:table-cell office:value-type="float" office:value="3855017106.54936" calcext:value-type="float">
            <text:p>3855017106.54936</text:p>
          </table:table-cell>
          <table:table-cell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3466" calcext:value-type="float">
            <text:p>13466</text:p>
          </table:table-cell>
          <table:table-cell office:value-type="string" calcext:value-type="string">
            <text:p>Finland</text:p>
          </table:table-cell>
          <table:table-cell office:value-type="float" office:value="267328613728.338" calcext:value-type="float">
            <text:p>267328613728.338</text:p>
          </table:table-cell>
          <table:table-cell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3555" calcext:value-type="float">
            <text:p>13555</text:p>
          </table:table-cell>
          <table:table-cell office:value-type="string" calcext:value-type="string">
            <text:p>France</text:p>
          </table:table-cell>
          <table:table-cell office:value-type="float" office:value="2806427978233.99" calcext:value-type="float">
            <text:p>2806427978233.99</text:p>
          </table:table-cell>
          <table:table-cell/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3543" calcext:value-type="float">
            <text:p>3543</text:p>
          </table:table-cell>
          <table:table-cell office:value-type="string" calcext:value-type="string">
            <text:p>Gabon</text:p>
          </table:table-cell>
          <table:table-cell office:value-type="float" office:value="19343506598.656" calcext:value-type="float">
            <text:p>19343506598.656</text:p>
          </table:table-cell>
          <table:table-cell/>
        </table:table-row>
        <table:table-row table:style-name="ro1">
          <table:table-cell office:value-type="string" calcext:value-type="string">
            <text:p>Georgia (country)</text:p>
          </table:table-cell>
          <table:table-cell office:value-type="float" office:value="11737" calcext:value-type="float">
            <text:p>11737</text:p>
          </table:table-cell>
          <table:table-cell office:value-type="string" calcext:value-type="string">
            <text:p>Georgia</text:p>
          </table:table-cell>
          <table:table-cell office:value-type="float" office:value="16140047012.1438" calcext:value-type="float">
            <text:p>16140047012.1438</text:p>
          </table:table-cell>
          <table:table-cell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5551" calcext:value-type="float">
            <text:p>5551</text:p>
          </table:table-cell>
          <table:table-cell office:value-type="string" calcext:value-type="string">
            <text:p>Germany</text:p>
          </table:table-cell>
          <table:table-cell office:value-type="float" office:value="3730260571356.51" calcext:value-type="float">
            <text:p>3730260571356.51</text:p>
          </table:table-cell>
          <table:table-cell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13864" calcext:value-type="float">
            <text:p>13864</text:p>
          </table:table-cell>
          <table:table-cell office:value-type="string" calcext:value-type="string">
            <text:p>Ghana</text:p>
          </table:table-cell>
          <table:table-cell office:value-type="float" office:value="48137027487.1795" calcext:value-type="float">
            <text:p>48137027487.1795</text:p>
          </table:table-cell>
          <table:table-cell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2812" calcext:value-type="float">
            <text:p>12812</text:p>
          </table:table-cell>
          <table:table-cell office:value-type="string" calcext:value-type="string">
            <text:p>Greece</text:p>
          </table:table-cell>
          <table:table-cell office:value-type="float" office:value="242230333768.932" calcext:value-type="float">
            <text:p>242230333768.932</text:p>
          </table:table-cell>
          <table:table-cell/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Grenada</text:p>
          </table:table-cell>
          <table:table-cell office:value-type="float" office:value="835581688.946799" calcext:value-type="float">
            <text:p>835581688.946799</text:p>
          </table:table-cell>
          <table:table-cell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5353" calcext:value-type="float">
            <text:p>5353</text:p>
          </table:table-cell>
          <table:table-cell office:value-type="string" calcext:value-type="string">
            <text:p>Guatemala</text:p>
          </table:table-cell>
          <table:table-cell office:value-type="float" office:value="53796709474.5953" calcext:value-type="float">
            <text:p>53796709474.5953</text:p>
          </table:table-cell>
          <table:table-cell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2732" calcext:value-type="float">
            <text:p>2732</text:p>
          </table:table-cell>
          <table:table-cell office:value-type="string" calcext:value-type="string">
            <text:p>Guinea-Bissau</text:p>
          </table:table-cell>
          <table:table-cell office:value-type="float" office:value="960778479.475346" calcext:value-type="float">
            <text:p>960778479.475346</text:p>
          </table:table-cell>
          <table:table-cell/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3373" calcext:value-type="float">
            <text:p>3373</text:p>
          </table:table-cell>
          <table:table-cell office:value-type="string" calcext:value-type="string">
            <text:p>Guinea</text:p>
          </table:table-cell>
          <table:table-cell office:value-type="float" office:value="6144131903.01383" calcext:value-type="float">
            <text:p>6144131903.01383</text:p>
          </table:table-cell>
          <table:table-cell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5332" calcext:value-type="float">
            <text:p>5332</text:p>
          </table:table-cell>
          <table:table-cell office:value-type="string" calcext:value-type="string">
            <text:p>Guyana</text:p>
          </table:table-cell>
          <table:table-cell office:value-type="float" office:value="2990128820.97983" calcext:value-type="float">
            <text:p>2990128820.97983</text:p>
          </table:table-cell>
          <table:table-cell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0053" calcext:value-type="float">
            <text:p>10053</text:p>
          </table:table-cell>
          <table:table-cell office:value-type="string" calcext:value-type="string">
            <text:p>Haiti</text:p>
          </table:table-cell>
          <table:table-cell office:value-type="float" office:value="8459326659.75657" calcext:value-type="float">
            <text:p>8459326659.75657</text:p>
          </table:table-cell>
          <table:table-cell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4173" calcext:value-type="float">
            <text:p>4173</text:p>
          </table:table-cell>
          <table:table-cell office:value-type="string" calcext:value-type="string">
            <text:p>Honduras</text:p>
          </table:table-cell>
          <table:table-cell office:value-type="float" office:value="18550026034.7589" calcext:value-type="float">
            <text:p>18550026034.7589</text:p>
          </table:table-cell>
          <table:table-cell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8833" calcext:value-type="float">
            <text:p>8833</text:p>
          </table:table-cell>
          <table:table-cell office:value-type="string" calcext:value-type="string">
            <text:p>Hungary</text:p>
          </table:table-cell>
          <table:table-cell office:value-type="float" office:value="133423898611.949" calcext:value-type="float">
            <text:p>133423898611.949</text:p>
          </table:table-cell>
          <table:table-cell/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9839" calcext:value-type="float">
            <text:p>9839</text:p>
          </table:table-cell>
          <table:table-cell office:value-type="string" calcext:value-type="string">
            <text:p>Iceland</text:p>
          </table:table-cell>
          <table:table-cell office:value-type="float" office:value="15330057867.1487" calcext:value-type="float">
            <text:p>15330057867.1487</text:p>
          </table:table-cell>
          <table:table-cell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3635" calcext:value-type="float">
            <text:p>23635</text:p>
          </table:table-cell>
          <table:table-cell office:value-type="string" calcext:value-type="string">
            <text:p>India</text:p>
          </table:table-cell>
          <table:table-cell office:value-type="float" office:value="1875141481990.8" calcext:value-type="float">
            <text:p>1875141481990.8</text:p>
          </table:table-cell>
          <table:table-cell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8541" calcext:value-type="float">
            <text:p>8541</text:p>
          </table:table-cell>
          <table:table-cell office:value-type="string" calcext:value-type="string">
            <text:p>Indonesia</text:p>
          </table:table-cell>
          <table:table-cell office:value-type="float" office:value="868345652474.898" calcext:value-type="float">
            <text:p>868345652474.898</text:p>
          </table:table-cell>
          <table:table-cell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18536" calcext:value-type="float">
            <text:p>18536</text:p>
          </table:table-cell>
          <table:table-cell office:value-type="string" calcext:value-type="string">
            <text:p>Iran, Islamic Rep.</text:p>
          </table:table-cell>
          <table:table-cell office:value-type="float" office:value="368904351626.505" calcext:value-type="float">
            <text:p>368904351626.505</text:p>
          </table:table-cell>
          <table:table-cell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14349" calcext:value-type="float">
            <text:p>14349</text:p>
          </table:table-cell>
          <table:table-cell office:value-type="string" calcext:value-type="string">
            <text:p>Iraq</text:p>
          </table:table-cell>
          <table:table-cell office:value-type="float" office:value="229327284734.134" calcext:value-type="float">
            <text:p>229327284734.134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23414" calcext:value-type="float">
            <text:p>23414</text:p>
          </table:table-cell>
          <table:table-cell office:value-type="string" calcext:value-type="string">
            <text:p>Israel</text:p>
          </table:table-cell>
          <table:table-cell office:value-type="float" office:value="290550599943.225" calcext:value-type="float">
            <text:p>290550599943.225</text:p>
          </table:table-cell>
          <table:table-cell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0411" calcext:value-type="float">
            <text:p>10411</text:p>
          </table:table-cell>
          <table:table-cell office:value-type="string" calcext:value-type="string">
            <text:p>Italy</text:p>
          </table:table-cell>
          <table:table-cell office:value-type="float" office:value="2149484516711.75" calcext:value-type="float">
            <text:p>2149484516711.75</text:p>
          </table:table-cell>
          <table:table-cell/>
        </table:table-row>
        <table:table-row table:style-name="ro1">
          <table:table-cell office:value-type="string" calcext:value-type="string">
            <text:p>Ivory Coast</text:p>
          </table:table-cell>
          <table:table-cell office:value-type="float" office:value="4187" calcext:value-type="float">
            <text:p>4187</text:p>
          </table:table-cell>
          <table:table-cell office:value-type="string" calcext:value-type="string">
            <text:p>Cote d'Ivoire</text:p>
          </table:table-cell>
          <table:table-cell office:value-type="float" office:value="31062026533.1508" calcext:value-type="float">
            <text:p>31062026533.1508</text:p>
          </table:table-cell>
          <table:table-cell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5657" calcext:value-type="float">
            <text:p>5657</text:p>
          </table:table-cell>
          <table:table-cell office:value-type="string" calcext:value-type="string">
            <text:p>Jamaica</text:p>
          </table:table-cell>
          <table:table-cell office:value-type="float" office:value="14362262584.9078" calcext:value-type="float">
            <text:p>14362262584.9078</text:p>
          </table:table-cell>
          <table:table-cell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2629" calcext:value-type="float">
            <text:p>22629</text:p>
          </table:table-cell>
          <table:table-cell office:value-type="string" calcext:value-type="string">
            <text:p>Japan</text:p>
          </table:table-cell>
          <table:table-cell office:value-type="float" office:value="4919563108372.5" calcext:value-type="float">
            <text:p>4919563108372.5</text:p>
          </table:table-cell>
          <table:table-cell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7615" calcext:value-type="float">
            <text:p>7615</text:p>
          </table:table-cell>
          <table:table-cell office:value-type="string" calcext:value-type="string">
            <text:p>Jordan</text:p>
          </table:table-cell>
          <table:table-cell office:value-type="float" office:value="33678500148" calcext:value-type="float">
            <text:p>33678500148</text:p>
          </table:table-cell>
          <table:table-cell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8504" calcext:value-type="float">
            <text:p>8504</text:p>
          </table:table-cell>
          <table:table-cell office:value-type="string" calcext:value-type="string">
            <text:p>Kazakhstan</text:p>
          </table:table-cell>
          <table:table-cell office:value-type="float" office:value="231876282133.87" calcext:value-type="float">
            <text:p>231876282133.87</text:p>
          </table:table-cell>
          <table:table-cell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9404" calcext:value-type="float">
            <text:p>9404</text:p>
          </table:table-cell>
          <table:table-cell office:value-type="string" calcext:value-type="string">
            <text:p>Kenya</text:p>
          </table:table-cell>
          <table:table-cell office:value-type="float" office:value="55243056200.6503" calcext:value-type="float">
            <text:p>55243056200.6503</text:p>
          </table:table-cell>
          <table:table-cell/>
        </table:table-row>
        <table:table-row table:style-name="ro1">
          <table:table-cell office:value-type="string" calcext:value-type="string">
            <text:p>Kingdom of the Netherlands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therlands</text:p>
          </table:table-cell>
          <table:table-cell office:value-type="float" office:value="853539351964.458" calcext:value-type="float">
            <text:p>853539351964.458</text:p>
          </table:table-cell>
          <table:table-cell/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Kiribati</text:p>
          </table:table-cell>
          <table:table-cell office:value-type="float" office:value="168951535.045376" calcext:value-type="float">
            <text:p>168951535.045376</text:p>
          </table:table-cell>
          <table:table-cell/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6204" calcext:value-type="float">
            <text:p>6204</text:p>
          </table:table-cell>
          <table:table-cell office:value-type="string" calcext:value-type="string">
            <text:p>Kosovo</text:p>
          </table:table-cell>
          <table:table-cell office:value-type="float" office:value="7071959240.57355" calcext:value-type="float">
            <text:p>7071959240.57355</text:p>
          </table:table-cell>
          <table:table-cell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7063" calcext:value-type="float">
            <text:p>7063</text:p>
          </table:table-cell>
          <table:table-cell office:value-type="string" calcext:value-type="string">
            <text:p>Kuwait</text:p>
          </table:table-cell>
          <table:table-cell office:value-type="float" office:value="175830502497.796" calcext:value-type="float">
            <text:p>175830502497.796</text:p>
          </table:table-cell>
          <table:table-cell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6805" calcext:value-type="float">
            <text:p>6805</text:p>
          </table:table-cell>
          <table:table-cell office:value-type="string" calcext:value-type="string">
            <text:p>Kyrgyz Republic</text:p>
          </table:table-cell>
          <table:table-cell office:value-type="float" office:value="7226303261.27573" calcext:value-type="float">
            <text:p>7226303261.27573</text:p>
          </table:table-cell>
          <table:table-cell/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4978" calcext:value-type="float">
            <text:p>4978</text:p>
          </table:table-cell>
          <table:table-cell office:value-type="string" calcext:value-type="string">
            <text:p>Lao PDR</text:p>
          </table:table-cell>
          <table:table-cell office:value-type="float" office:value="11242526454.037" calcext:value-type="float">
            <text:p>11242526454.037</text:p>
          </table:table-cell>
          <table:table-cell/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9198" calcext:value-type="float">
            <text:p>9198</text:p>
          </table:table-cell>
          <table:table-cell office:value-type="string" calcext:value-type="string">
            <text:p>Latvia</text:p>
          </table:table-cell>
          <table:table-cell office:value-type="float" office:value="30956691627.5877" calcext:value-type="float">
            <text:p>30956691627.5877</text:p>
          </table:table-cell>
          <table:table-cell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14701" calcext:value-type="float">
            <text:p>14701</text:p>
          </table:table-cell>
          <table:table-cell office:value-type="string" calcext:value-type="string">
            <text:p>Lebanon</text:p>
          </table:table-cell>
          <table:table-cell office:value-type="float" office:value="44352418120.4377" calcext:value-type="float">
            <text:p>44352418120.4377</text:p>
          </table:table-cell>
          <table:table-cell/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337" calcext:value-type="float">
            <text:p>2337</text:p>
          </table:table-cell>
          <table:table-cell office:value-type="string" calcext:value-type="string">
            <text:p>Lesotho</text:p>
          </table:table-cell>
          <table:table-cell office:value-type="float" office:value="2334989648.03313" calcext:value-type="float">
            <text:p>2334989648.03313</text:p>
          </table:table-cell>
          <table:table-cell/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4052" calcext:value-type="float">
            <text:p>4052</text:p>
          </table:table-cell>
          <table:table-cell office:value-type="string" calcext:value-type="string">
            <text:p>Liberia</text:p>
          </table:table-cell>
          <table:table-cell office:value-type="float" office:value="1950960137.7301" calcext:value-type="float">
            <text:p>1950960137.7301</text:p>
          </table:table-cell>
          <table:table-cell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7044" calcext:value-type="float">
            <text:p>7044</text:p>
          </table:table-cell>
          <table:table-cell office:value-type="string" calcext:value-type="string">
            <text:p>Libya</text:p>
          </table:table-cell>
          <table:table-cell office:value-type="float" office:value="74199528672.4273" calcext:value-type="float">
            <text:p>74199528672.4273</text:p>
          </table:table-cell>
          <table:table-cell/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3929" calcext:value-type="float">
            <text:p>3929</text:p>
          </table:table-cell>
          <table:table-cell office:value-type="string" calcext:value-type="string">
            <text:p>Lithuania</text:p>
          </table:table-cell>
          <table:table-cell office:value-type="float" office:value="45931968473.664" calcext:value-type="float">
            <text:p>45931968473.664</text:p>
          </table:table-cell>
          <table:table-cell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Luxembourg</text:p>
          </table:table-cell>
          <table:table-cell office:value-type="float" office:value="60130847623.6353" calcext:value-type="float">
            <text:p>60130847623.6353</text:p>
          </table:table-cell>
          <table:table-cell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6404" calcext:value-type="float">
            <text:p>6404</text:p>
          </table:table-cell>
          <table:table-cell office:value-type="string" calcext:value-type="string">
            <text:p>Madagascar</text:p>
          </table:table-cell>
          <table:table-cell office:value-type="float" office:value="10613494031.3832" calcext:value-type="float">
            <text:p>10613494031.3832</text:p>
          </table:table-cell>
          <table:table-cell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3706" calcext:value-type="float">
            <text:p>3706</text:p>
          </table:table-cell>
          <table:table-cell office:value-type="string" calcext:value-type="string">
            <text:p>Malawi</text:p>
          </table:table-cell>
          <table:table-cell office:value-type="float" office:value="3705386789.60511" calcext:value-type="float">
            <text:p>3705386789.60511</text:p>
          </table:table-cell>
          <table:table-cell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1799" calcext:value-type="float">
            <text:p>11799</text:p>
          </table:table-cell>
          <table:table-cell office:value-type="string" calcext:value-type="string">
            <text:p>Malaysia</text:p>
          </table:table-cell>
          <table:table-cell office:value-type="float" office:value="313159097400.743" calcext:value-type="float">
            <text:p>313159097400.743</text:p>
          </table:table-cell>
          <table:table-cell/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3733" calcext:value-type="float">
            <text:p>3733</text:p>
          </table:table-cell>
          <table:table-cell office:value-type="string" calcext:value-type="string">
            <text:p>Maldives</text:p>
          </table:table-cell>
          <table:table-cell office:value-type="float" office:value="2299843167.3684" calcext:value-type="float">
            <text:p>2299843167.3684</text:p>
          </table:table-cell>
          <table:table-cell/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5208" calcext:value-type="float">
            <text:p>5208</text:p>
          </table:table-cell>
          <table:table-cell office:value-type="string" calcext:value-type="string">
            <text:p>Mali</text:p>
          </table:table-cell>
          <table:table-cell office:value-type="float" office:value="10942727309.5296" calcext:value-type="float">
            <text:p>10942727309.5296</text:p>
          </table:table-cell>
          <table:table-cell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7229" calcext:value-type="float">
            <text:p>7229</text:p>
          </table:table-cell>
          <table:table-cell office:value-type="string" calcext:value-type="string">
            <text:p>Malta</text:p>
          </table:table-cell>
          <table:table-cell office:value-type="float" office:value="9642326075.41158" calcext:value-type="float">
            <text:p>9642326075.41158</text:p>
          </table:table-cell>
          <table:table-cell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float" office:value="2336" calcext:value-type="float">
            <text:p>2336</text:p>
          </table:table-cell>
          <table:table-cell office:value-type="string" calcext:value-type="string">
            <text:p>Marshall Islands</text:p>
          </table:table-cell>
          <table:table-cell office:value-type="float" office:value="190914600" calcext:value-type="float">
            <text:p>190914600</text:p>
          </table:table-cell>
          <table:table-cell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4288" calcext:value-type="float">
            <text:p>4288</text:p>
          </table:table-cell>
          <table:table-cell office:value-type="string" calcext:value-type="string">
            <text:p>Mauritania</text:p>
          </table:table-cell>
          <table:table-cell office:value-type="float" office:value="4158182904.24541" calcext:value-type="float">
            <text:p>4158182904.24541</text:p>
          </table:table-cell>
          <table:table-cell/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Mauritius</text:p>
          </table:table-cell>
          <table:table-cell office:value-type="float" office:value="11929250814.3322" calcext:value-type="float">
            <text:p>11929250814.3322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2588" calcext:value-type="float">
            <text:p>12588</text:p>
          </table:table-cell>
          <table:table-cell office:value-type="string" calcext:value-type="string">
            <text:p>Mexico</text:p>
          </table:table-cell>
          <table:table-cell office:value-type="float" office:value="1260914660977.14" calcext:value-type="float">
            <text:p>1260914660977.14</text:p>
          </table:table-cell>
          <table:table-cell/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Moldova</text:p>
          </table:table-cell>
          <table:table-cell office:value-type="float" office:value="7969618965.90078" calcext:value-type="float">
            <text:p>7969618965.90078</text:p>
          </table:table-cell>
          <table:table-cell/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10344" calcext:value-type="float">
            <text:p>10344</text:p>
          </table:table-cell>
          <table:table-cell office:value-type="string" calcext:value-type="string">
            <text:p>Mongolia</text:p>
          </table:table-cell>
          <table:table-cell office:value-type="float" office:value="11516409581.2988" calcext:value-type="float">
            <text:p>11516409581.2988</text:p>
          </table:table-cell>
          <table:table-cell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8007" calcext:value-type="float">
            <text:p>8007</text:p>
          </table:table-cell>
          <table:table-cell office:value-type="string" calcext:value-type="string">
            <text:p>Montenegro</text:p>
          </table:table-cell>
          <table:table-cell office:value-type="float" office:value="4416083089.99204" calcext:value-type="float">
            <text:p>4416083089.99204</text:p>
          </table:table-cell>
          <table:table-cell/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12368" calcext:value-type="float">
            <text:p>12368</text:p>
          </table:table-cell>
          <table:table-cell office:value-type="string" calcext:value-type="string">
            <text:p>Morocco</text:p>
          </table:table-cell>
          <table:table-cell office:value-type="float" office:value="103835702813.634" calcext:value-type="float">
            <text:p>103835702813.634</text:p>
          </table:table-cell>
          <table:table-cell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4653" calcext:value-type="float">
            <text:p>4653</text:p>
          </table:table-cell>
          <table:table-cell office:value-type="string" calcext:value-type="string">
            <text:p>Mozambique</text:p>
          </table:table-cell>
          <table:table-cell office:value-type="float" office:value="15630302813.9535" calcext:value-type="float">
            <text:p>15630302813.9535</text:p>
          </table:table-cell>
          <table:table-cell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8297" calcext:value-type="float">
            <text:p>8297</text:p>
          </table:table-cell>
          <table:table-cell office:value-type="string" calcext:value-type="string">
            <text:p>Namibia</text:p>
          </table:table-cell>
          <table:table-cell office:value-type="float" office:value="13113069776.5948" calcext:value-type="float">
            <text:p>13113069776.5948</text:p>
          </table:table-cell>
          <table:table-cell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17845" calcext:value-type="float">
            <text:p>17845</text:p>
          </table:table-cell>
          <table:table-cell office:value-type="string" calcext:value-type="string">
            <text:p>Nepal</text:p>
          </table:table-cell>
          <table:table-cell office:value-type="float" office:value="19294348174.0026" calcext:value-type="float">
            <text:p>19294348174.0026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0628" calcext:value-type="float">
            <text:p>10628</text:p>
          </table:table-cell>
          <table:table-cell office:value-type="string" calcext:value-type="string">
            <text:p>New Zealand</text:p>
          </table:table-cell>
          <table:table-cell office:value-type="float" office:value="185787824483.114" calcext:value-type="float">
            <text:p>185787824483.114</text:p>
          </table:table-cell>
          <table:table-cell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6252" calcext:value-type="float">
            <text:p>6252</text:p>
          </table:table-cell>
          <table:table-cell office:value-type="string" calcext:value-type="string">
            <text:p>Nicaragua</text:p>
          </table:table-cell>
          <table:table-cell office:value-type="float" office:value="11255608410.0506" calcext:value-type="float">
            <text:p>11255608410.0506</text:p>
          </table:table-cell>
          <table:table-cell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Niger</text:p>
          </table:table-cell>
          <table:table-cell office:value-type="float" office:value="7407418427.65768" calcext:value-type="float">
            <text:p>7407418427.65768</text:p>
          </table:table-cell>
          <table:table-cell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15961" calcext:value-type="float">
            <text:p>15961</text:p>
          </table:table-cell>
          <table:table-cell office:value-type="string" calcext:value-type="string">
            <text:p>Nigeria</text:p>
          </table:table-cell>
          <table:table-cell office:value-type="float" office:value="521803314653.784" calcext:value-type="float">
            <text:p>521803314653.784</text:p>
          </table:table-cell>
          <table:table-cell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0882" calcext:value-type="float">
            <text:p>10882</text:p>
          </table:table-cell>
          <table:table-cell office:value-type="string" calcext:value-type="string">
            <text:p>Norway</text:p>
          </table:table-cell>
          <table:table-cell office:value-type="float" office:value="512580425531.915" calcext:value-type="float">
            <text:p>512580425531.915</text:p>
          </table:table-cell>
          <table:table-cell/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4172" calcext:value-type="float">
            <text:p>4172</text:p>
          </table:table-cell>
          <table:table-cell office:value-type="string" calcext:value-type="string">
            <text:p>Oman</text:p>
          </table:table-cell>
          <table:table-cell office:value-type="float" office:value="79655917417.1363" calcext:value-type="float">
            <text:p>79655917417.1363</text:p>
          </table:table-cell>
          <table:table-cell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2052" calcext:value-type="float">
            <text:p>22052</text:p>
          </table:table-cell>
          <table:table-cell office:value-type="string" calcext:value-type="string">
            <text:p>Pakistan</text:p>
          </table:table-cell>
          <table:table-cell office:value-type="float" office:value="232286781110.56" calcext:value-type="float">
            <text:p>232286781110.56</text:p>
          </table:table-cell>
          <table:table-cell/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4287" calcext:value-type="float">
            <text:p>4287</text:p>
          </table:table-cell>
          <table:table-cell office:value-type="string" calcext:value-type="string">
            <text:p>Palau</text:p>
          </table:table-cell>
          <table:table-cell office:value-type="float" office:value="247043400" calcext:value-type="float">
            <text:p>247043400</text:p>
          </table:table-cell>
          <table:table-cell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5603" calcext:value-type="float">
            <text:p>5603</text:p>
          </table:table-cell>
          <table:table-cell office:value-type="string" calcext:value-type="string">
            <text:p>Panama</text:p>
          </table:table-cell>
          <table:table-cell office:value-type="float" office:value="42648100000" calcext:value-type="float">
            <text:p>42648100000</text:p>
          </table:table-cell>
          <table:table-cell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6155" calcext:value-type="float">
            <text:p>6155</text:p>
          </table:table-cell>
          <table:table-cell office:value-type="string" calcext:value-type="string">
            <text:p>Papua New Guinea</text:p>
          </table:table-cell>
          <table:table-cell office:value-type="float" office:value="15413232345.734" calcext:value-type="float">
            <text:p>15413232345.734</text:p>
          </table:table-cell>
          <table:table-cell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3511" calcext:value-type="float">
            <text:p>3511</text:p>
          </table:table-cell>
          <table:table-cell office:value-type="string" calcext:value-type="string">
            <text:p>Paraguay</text:p>
          </table:table-cell>
          <table:table-cell office:value-type="float" office:value="29009411737.9175" calcext:value-type="float">
            <text:p>29009411737.917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9649" calcext:value-type="float">
            <text:p>9649</text:p>
          </table:table-cell>
          <table:table-cell office:value-type="string" calcext:value-type="string">
            <text:p>Peru</text:p>
          </table:table-cell>
          <table:table-cell office:value-type="float" office:value="202349846974.371" calcext:value-type="float">
            <text:p>202349846974.371</text:p>
          </table:table-cell>
          <table:table-cell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5819" calcext:value-type="float">
            <text:p>15819</text:p>
          </table:table-cell>
          <table:table-cell office:value-type="string" calcext:value-type="string">
            <text:p>Philippines</text:p>
          </table:table-cell>
          <table:table-cell office:value-type="float" office:value="272066554885.95" calcext:value-type="float">
            <text:p>272066554885.95</text:p>
          </table:table-cell>
          <table:table-cell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6912" calcext:value-type="float">
            <text:p>16912</text:p>
          </table:table-cell>
          <table:table-cell office:value-type="string" calcext:value-type="string">
            <text:p>Poland</text:p>
          </table:table-cell>
          <table:table-cell office:value-type="float" office:value="525865974814.909" calcext:value-type="float">
            <text:p>525865974814.909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rtugal</text:p>
          </table:table-cell>
          <table:table-cell office:value-type="float" office:value="227323728006.703" calcext:value-type="float">
            <text:p>227323728006.703</text:p>
          </table:table-cell>
          <table:table-cell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3595" calcext:value-type="float">
            <text:p>3595</text:p>
          </table:table-cell>
          <table:table-cell office:value-type="string" calcext:value-type="string">
            <text:p>Qatar</text:p>
          </table:table-cell>
          <table:table-cell office:value-type="float" office:value="203235158977.963" calcext:value-type="float">
            <text:p>203235158977.963</text:p>
          </table:table-cell>
          <table:table-cell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9161" calcext:value-type="float">
            <text:p>9161</text:p>
          </table:table-cell>
          <table:table-cell office:value-type="string" calcext:value-type="string">
            <text:p>Romania</text:p>
          </table:table-cell>
          <table:table-cell office:value-type="float" office:value="189638162013.271" calcext:value-type="float">
            <text:p>189638162013.271</text:p>
          </table:table-cell>
          <table:table-cell/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20461" calcext:value-type="float">
            <text:p>20461</text:p>
          </table:table-cell>
          <table:table-cell office:value-type="string" calcext:value-type="string">
            <text:p>Russian Federation</text:p>
          </table:table-cell>
          <table:table-cell office:value-type="float" office:value="2096777030571.25" calcext:value-type="float">
            <text:p>2096777030571.25</text:p>
          </table:table-cell>
          <table:table-cell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3608" calcext:value-type="float">
            <text:p>3608</text:p>
          </table:table-cell>
          <table:table-cell office:value-type="string" calcext:value-type="string">
            <text:p>Rwanda</text:p>
          </table:table-cell>
          <table:table-cell office:value-type="float" office:value="7521261790.62935" calcext:value-type="float">
            <text:p>7521261790.62935</text:p>
          </table:table-cell>
          <table:table-cell/>
        </table:table-row>
        <table:table-row table:style-name="ro1">
          <table:table-cell office:value-type="string" calcext:value-type="string">
            <text:p>S%C3%A3o Tom%C3%A9 and Pr%C3%ADncipe</text:p>
          </table:table-cell>
          <table:table-cell office:value-type="float" office:value="2553" calcext:value-type="float">
            <text:p>2553</text:p>
          </table:table-cell>
          <table:table-cell office:value-type="string" calcext:value-type="string">
            <text:p>Sao Tome and Principe</text:p>
          </table:table-cell>
          <table:table-cell office:value-type="float" office:value="310684635.73614" calcext:value-type="float">
            <text:p>310684635.73614</text:p>
          </table:table-cell>
          <table:table-cell/>
        </table:table-row>
        <table:table-row table:style-name="ro1">
          <table:table-cell office:value-type="string" calcext:value-type="string">
            <text:p>Sahrawi Arab Democratic Republic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Saudi Arabia</text:p>
          </table:table-cell>
          <table:table-cell office:value-type="float" office:value="748449600000" calcext:value-type="float">
            <text:p>748449600000</text:p>
          </table:table-cell>
          <table:table-cell/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Senegal</text:p>
          </table:table-cell>
          <table:table-cell office:value-type="float" office:value="14791699008.5823" calcext:value-type="float">
            <text:p>14791699008.5823</text:p>
          </table:table-cell>
          <table:table-cell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9442" calcext:value-type="float">
            <text:p>9442</text:p>
          </table:table-cell>
          <table:table-cell office:value-type="string" calcext:value-type="string">
            <text:p>Serbia</text:p>
          </table:table-cell>
          <table:table-cell office:value-type="float" office:value="45519650911.4138" calcext:value-type="float">
            <text:p>45519650911.4138</text:p>
          </table:table-cell>
          <table:table-cell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2135" calcext:value-type="float">
            <text:p>2135</text:p>
          </table:table-cell>
          <table:table-cell office:value-type="string" calcext:value-type="string">
            <text:p>Seychelles</text:p>
          </table:table-cell>
          <table:table-cell office:value-type="float" office:value="1443345214.37698" calcext:value-type="float">
            <text:p>1443345214.37698</text:p>
          </table:table-cell>
          <table:table-cell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5096" calcext:value-type="float">
            <text:p>5096</text:p>
          </table:table-cell>
          <table:table-cell office:value-type="string" calcext:value-type="string">
            <text:p>Sierra Leone</text:p>
          </table:table-cell>
          <table:table-cell office:value-type="float" office:value="4136280752.03693" calcext:value-type="float">
            <text:p>4136280752.03693</text:p>
          </table:table-cell>
          <table:table-cell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2755" calcext:value-type="float">
            <text:p>12755</text:p>
          </table:table-cell>
          <table:table-cell office:value-type="string" calcext:value-type="string">
            <text:p>Singapore</text:p>
          </table:table-cell>
          <table:table-cell office:value-type="float" office:value="297941261088.468" calcext:value-type="float">
            <text:p>297941261088.468</text:p>
          </table:table-cell>
          <table:table-cell/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6581" calcext:value-type="float">
            <text:p>6581</text:p>
          </table:table-cell>
          <table:table-cell office:value-type="string" calcext:value-type="string">
            <text:p>Slovak Republic</text:p>
          </table:table-cell>
          <table:table-cell office:value-type="float" office:value="97707323420.0744" calcext:value-type="float">
            <text:p>97707323420.0744</text:p>
          </table:table-cell>
          <table:table-cell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4799" calcext:value-type="float">
            <text:p>4799</text:p>
          </table:table-cell>
          <table:table-cell office:value-type="string" calcext:value-type="string">
            <text:p>Slovenia</text:p>
          </table:table-cell>
          <table:table-cell office:value-type="float" office:value="47987303637.812" calcext:value-type="float">
            <text:p>47987303637.812</text:p>
          </table:table-cell>
          <table:table-cell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Solomon Islands</text:p>
          </table:table-cell>
          <table:table-cell office:value-type="float" office:value="1096396926.91144" calcext:value-type="float">
            <text:p>1096396926.91144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113" calcext:value-type="float">
            <text:p>19113</text:p>
          </table:table-cell>
          <table:table-cell office:value-type="string" calcext:value-type="string">
            <text:p>South Africa</text:p>
          </table:table-cell>
          <table:table-cell office:value-type="float" office:value="366057913367.137" calcext:value-type="float">
            <text:p>366057913367.137</text:p>
          </table:table-cell>
          <table:table-cell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South Sudan</text:p>
          </table:table-cell>
          <table:table-cell office:value-type="float" office:value="11804446136.8066" calcext:value-type="float">
            <text:p>11804446136.8066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6681" calcext:value-type="float">
            <text:p>16681</text:p>
          </table:table-cell>
          <table:table-cell office:value-type="string" calcext:value-type="string">
            <text:p>Spain</text:p>
          </table:table-cell>
          <table:table-cell office:value-type="float" office:value="1393040177013.68" calcext:value-type="float">
            <text:p>1393040177013.68</text:p>
          </table:table-cell>
          <table:table-cell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13266" calcext:value-type="float">
            <text:p>13266</text:p>
          </table:table-cell>
          <table:table-cell office:value-type="string" calcext:value-type="string">
            <text:p>Sri Lanka</text:p>
          </table:table-cell>
          <table:table-cell office:value-type="float" office:value="67182015335.7602" calcext:value-type="float">
            <text:p>67182015335.7602</text:p>
          </table:table-cell>
          <table:table-cell/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7974" calcext:value-type="float">
            <text:p>7974</text:p>
          </table:table-cell>
          <table:table-cell office:value-type="string" calcext:value-type="string">
            <text:p>Sudan</text:p>
          </table:table-cell>
          <table:table-cell office:value-type="float" office:value="66565889416.8701" calcext:value-type="float">
            <text:p>66565889416.8701</text:p>
          </table:table-cell>
          <table:table-cell/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Suriname</text:p>
          </table:table-cell>
          <table:table-cell office:value-type="float" office:value="5298787878.78788" calcext:value-type="float">
            <text:p>5298787878.78788</text:p>
          </table:table-cell>
          <table:table-cell/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238" calcext:value-type="float">
            <text:p>2238</text:p>
          </table:table-cell>
          <table:table-cell office:value-type="string" calcext:value-type="string">
            <text:p>Swaziland</text:p>
          </table:table-cell>
          <table:table-cell office:value-type="float" office:value="3791304347.82609" calcext:value-type="float">
            <text:p>3791304347.82609</text:p>
          </table:table-cell>
          <table:table-cell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7823" calcext:value-type="float">
            <text:p>17823</text:p>
          </table:table-cell>
          <table:table-cell office:value-type="string" calcext:value-type="string">
            <text:p>Sweden</text:p>
          </table:table-cell>
          <table:table-cell office:value-type="float" office:value="579679985303.385" calcext:value-type="float">
            <text:p>579679985303.385</text:p>
          </table:table-cell>
          <table:table-cell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11872" calcext:value-type="float">
            <text:p>11872</text:p>
          </table:table-cell>
          <table:table-cell office:value-type="string" calcext:value-type="string">
            <text:p>Switzerland</text:p>
          </table:table-cell>
          <table:table-cell office:value-type="float" office:value="685434185074.108" calcext:value-type="float">
            <text:p>685434185074.108</text:p>
          </table:table-cell>
          <table:table-cell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5429" calcext:value-type="float">
            <text:p>5429</text:p>
          </table:table-cell>
          <table:table-cell office:value-type="string" calcext:value-type="string">
            <text:p>Tajikistan</text:p>
          </table:table-cell>
          <table:table-cell office:value-type="float" office:value="8508103455.51497" calcext:value-type="float">
            <text:p>8508103455.51497</text:p>
          </table:table-cell>
          <table:table-cell/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Tanzania</text:p>
          </table:table-cell>
          <table:table-cell office:value-type="float" office:value="43646747144.5352" calcext:value-type="float">
            <text:p>43646747144.5352</text:p>
          </table:table-cell>
          <table:table-cell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12541" calcext:value-type="float">
            <text:p>12541</text:p>
          </table:table-cell>
          <table:table-cell office:value-type="string" calcext:value-type="string">
            <text:p>Thailand</text:p>
          </table:table-cell>
          <table:table-cell office:value-type="float" office:value="387252164290.829" calcext:value-type="float">
            <text:p>387252164290.829</text:p>
          </table:table-cell>
          <table:table-cell/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Togo</text:p>
          </table:table-cell>
          <table:table-cell office:value-type="float" office:value="4338575823.81993" calcext:value-type="float">
            <text:p>4338575823.81993</text:p>
          </table:table-cell>
          <table:table-cell/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3156" calcext:value-type="float">
            <text:p>3156</text:p>
          </table:table-cell>
          <table:table-cell office:value-type="string" calcext:value-type="string">
            <text:p>Tonga</text:p>
          </table:table-cell>
          <table:table-cell office:value-type="float" office:value="466259084.092744" calcext:value-type="float">
            <text:p>466259084.092744</text:p>
          </table:table-cell>
          <table:table-cell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6361" calcext:value-type="float">
            <text:p>6361</text:p>
          </table:table-cell>
          <table:table-cell office:value-type="string" calcext:value-type="string">
            <text:p>Trinidad and Tobago</text:p>
          </table:table-cell>
          <table:table-cell office:value-type="float" office:value="24640839007.5918" calcext:value-type="float">
            <text:p>24640839007.5918</text:p>
          </table:table-cell>
          <table:table-cell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6373" calcext:value-type="float">
            <text:p>6373</text:p>
          </table:table-cell>
          <table:table-cell office:value-type="string" calcext:value-type="string">
            <text:p>Tunisia</text:p>
          </table:table-cell>
          <table:table-cell office:value-type="float" office:value="46993598818.2434" calcext:value-type="float">
            <text:p>46993598818.2434</text:p>
          </table:table-cell>
          <table:table-cell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14454" calcext:value-type="float">
            <text:p>14454</text:p>
          </table:table-cell>
          <table:table-cell office:value-type="string" calcext:value-type="string">
            <text:p>Turkey</text:p>
          </table:table-cell>
          <table:table-cell office:value-type="float" office:value="822135183159.996" calcext:value-type="float">
            <text:p>822135183159.996</text:p>
          </table:table-cell>
          <table:table-cell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4406" calcext:value-type="float">
            <text:p>4406</text:p>
          </table:table-cell>
          <table:table-cell office:value-type="string" calcext:value-type="string">
            <text:p>Turkmenistan</text:p>
          </table:table-cell>
          <table:table-cell office:value-type="float" office:value="41850877192.9825" calcext:value-type="float">
            <text:p>41850877192.9825</text:p>
          </table:table-cell>
          <table:table-cell/>
        </table:table-row>
        <table:table-row table:style-name="ro1">
          <table:table-cell office:value-type="string" calcext:value-type="string">
            <text:p>Tuvalu</text:p>
          </table:table-cell>
          <table:table-cell office:value-type="float" office:value="2861" calcext:value-type="float">
            <text:p>2861</text:p>
          </table:table-cell>
          <table:table-cell office:value-type="string" calcext:value-type="string">
            <text:p>Tuvalu</text:p>
          </table:table-cell>
          <table:table-cell office:value-type="float" office:value="38322359.5288666" calcext:value-type="float">
            <text:p>38322359.5288666</text:p>
          </table:table-cell>
          <table:table-cell/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Uganda</text:p>
          </table:table-cell>
          <table:table-cell office:value-type="float" office:value="24703250650.9742" calcext:value-type="float">
            <text:p>24703250650.9742</text:p>
          </table:table-cell>
          <table:table-cell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18831" calcext:value-type="float">
            <text:p>18831</text:p>
          </table:table-cell>
          <table:table-cell office:value-type="string" calcext:value-type="string">
            <text:p>Ukraine</text:p>
          </table:table-cell>
          <table:table-cell office:value-type="float" office:value="177430609756.098" calcext:value-type="float">
            <text:p>177430609756.098</text:p>
          </table:table-cell>
          <table:table-cell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5918" calcext:value-type="float">
            <text:p>5918</text:p>
          </table:table-cell>
          <table:table-cell office:value-type="string" calcext:value-type="string">
            <text:p>United Arab Emirates</text:p>
          </table:table-cell>
          <table:table-cell office:value-type="float" office:value="402340106795.685" calcext:value-type="float">
            <text:p>402340106795.685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36671" calcext:value-type="float">
            <text:p>36671</text:p>
          </table:table-cell>
          <table:table-cell office:value-type="string" calcext:value-type="string">
            <text:p>United Kingdom</text:p>
          </table:table-cell>
          <table:table-cell office:value-type="float" office:value="2678454886796.67" calcext:value-type="float">
            <text:p>2678454886796.67</text:p>
          </table:table-cell>
          <table:table-cell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26782" calcext:value-type="float">
            <text:p>26782</text:p>
          </table:table-cell>
          <table:table-cell office:value-type="string" calcext:value-type="string">
            <text:p>United States</text:p>
          </table:table-cell>
          <table:table-cell office:value-type="float" office:value="16768100000000" calcext:value-type="float">
            <text:p>16768100000000</text:p>
          </table:table-cell>
          <table:table-cell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4669" calcext:value-type="float">
            <text:p>4669</text:p>
          </table:table-cell>
          <table:table-cell office:value-type="string" calcext:value-type="string">
            <text:p>Uruguay</text:p>
          </table:table-cell>
          <table:table-cell office:value-type="float" office:value="55707944621.9719" calcext:value-type="float">
            <text:p>55707944621.9719</text:p>
          </table:table-cell>
          <table:table-cell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6714" calcext:value-type="float">
            <text:p>6714</text:p>
          </table:table-cell>
          <table:table-cell office:value-type="string" calcext:value-type="string">
            <text:p>Uzbekistan</text:p>
          </table:table-cell>
          <table:table-cell office:value-type="float" office:value="56795656324.5823" calcext:value-type="float">
            <text:p>56795656324.5823</text:p>
          </table:table-cell>
          <table:table-cell/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Vanuatu</text:p>
          </table:table-cell>
          <table:table-cell office:value-type="float" office:value="828237181.13311" calcext:value-type="float">
            <text:p>828237181.13311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8848" calcext:value-type="float">
            <text:p>8848</text:p>
          </table:table-cell>
          <table:table-cell office:value-type="string" calcext:value-type="string">
            <text:p>Venezuela, RB</text:p>
          </table:table-cell>
          <table:table-cell office:value-type="float" office:value="438283564814.815" calcext:value-type="float">
            <text:p>438283564814.815</text:p>
          </table:table-cell>
          <table:table-cell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13875" calcext:value-type="float">
            <text:p>13875</text:p>
          </table:table-cell>
          <table:table-cell office:value-type="string" calcext:value-type="string">
            <text:p>Vietnam</text:p>
          </table:table-cell>
          <table:table-cell office:value-type="float" office:value="171390003299.399" calcext:value-type="float">
            <text:p>171390003299.399</text:p>
          </table:table-cell>
          <table:table-cell/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8442" calcext:value-type="float">
            <text:p>8442</text:p>
          </table:table-cell>
          <table:table-cell office:value-type="string" calcext:value-type="string">
            <text:p>Yemen, Rep.</text:p>
          </table:table-cell>
          <table:table-cell office:value-type="float" office:value="35954502303.5041" calcext:value-type="float">
            <text:p>35954502303.5041</text:p>
          </table:table-cell>
          <table:table-cell/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Zambia</text:p>
          </table:table-cell>
          <table:table-cell office:value-type="float" office:value="26820870558.9406" calcext:value-type="float">
            <text:p>26820870558.9406</text:p>
          </table:table-cell>
          <table:table-cell/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8025" calcext:value-type="float">
            <text:p>8025</text:p>
          </table:table-cell>
          <table:table-cell office:value-type="string" calcext:value-type="string">
            <text:p>Zimbabwe</text:p>
          </table:table-cell>
          <table:table-cell office:value-type="float" office:value="13490000000" calcext:value-type="float">
            <text:p>13490000000</text:p>
          </table:table-cell>
          <table:table-cell/>
        </table:table-row>
      </table:table>
      <table:named-expressions/>
      <table:database-ranges>
        <table:database-range table:name="__Anonymous_Sheet_DB__1" table:target-range-address="Sheet2.C1:Sheet2.D10485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23:39:43.529660000</meta:creation-date>
    <dc:date>2015-05-07T00:35:25.843645000</dc:date>
    <meta:editing-duration>PT11M19S</meta:editing-duration>
    <meta:editing-cycles>4</meta:editing-cycles>
    <meta:generator>LibreOffice/4.4.0.3$MacOSX_X86_64 LibreOffice_project/de093506bcdc5fafd9023ee680b8c60e3e0645d7</meta:generator>
    <meta:document-statistic meta:table-count="3" meta:cell-count="1468" meta:object-count="0"/>
  </office:meta>
</office:document-meta>
</file>